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DocExport/DocModel.xml" manifest:media-type="text/xml"/>
  <manifest:file-entry manifest:full-path="Basic/DocExport/DocView.xml" manifest:media-type="text/xml"/>
  <manifest:file-entry manifest:full-path="Basic/DocExport/ViewHfm.xml" manifest:media-type="text/xml"/>
  <manifest:file-entry manifest:full-path="Basic/DocExport/ViewHtml.xml" manifest:media-type="text/xml"/>
  <manifest:file-entry manifest:full-path="Basic/DocExport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DocExport/dialog-lb.xml" manifest:media-type="text/xml"/>
  <manifest:file-entry manifest:full-path="Dialogs/dialog-lc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Таблица1.B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language="en" fo:country="US" officeooo:rsid="00292146" officeooo:paragraph-rsid="0143507e"/>
    </style:style>
    <style:style style:name="P2" style:family="paragraph" style:parent-style-name="Table_20_Contents">
      <style:text-properties fo:language="en" fo:country="US" officeooo:rsid="00292146" officeooo:paragraph-rsid="02f08cec"/>
    </style:style>
    <style:style style:name="P3" style:family="paragraph" style:parent-style-name="Table_20_Contents">
      <style:text-properties fo:language="en" fo:country="US" officeooo:rsid="00292146" officeooo:paragraph-rsid="03045a49"/>
    </style:style>
    <style:style style:name="P4" style:family="paragraph" style:parent-style-name="Standard">
      <style:text-properties fo:language="en" fo:country="US" officeooo:rsid="005a9715" officeooo:paragraph-rsid="006029cd"/>
    </style:style>
    <style:style style:name="P5" style:family="paragraph" style:parent-style-name="Standard">
      <style:text-properties fo:language="en" fo:country="US" officeooo:rsid="005a9715" officeooo:paragraph-rsid="006a63e6"/>
    </style:style>
    <style:style style:name="P6" style:family="paragraph" style:parent-style-name="Standard">
      <style:text-properties fo:language="en" fo:country="US" officeooo:rsid="00697270" officeooo:paragraph-rsid="00697270"/>
    </style:style>
    <style:style style:name="P7" style:family="paragraph" style:parent-style-name="Standard">
      <style:text-properties fo:language="en" fo:country="US" officeooo:rsid="01ddb280" officeooo:paragraph-rsid="02d8217f"/>
    </style:style>
    <style:style style:name="P8" style:family="paragraph" style:parent-style-name="Standard">
      <style:text-properties fo:language="en" fo:country="US" officeooo:rsid="002e7984" officeooo:paragraph-rsid="02fcc389"/>
    </style:style>
    <style:style style:name="P9" style:family="paragraph" style:parent-style-name="Standard">
      <style:text-properties fo:language="en" fo:country="US" officeooo:rsid="02c5f0fa" officeooo:paragraph-rsid="02d6c991"/>
    </style:style>
    <style:style style:name="P10" style:family="paragraph" style:parent-style-name="Standard">
      <style:text-properties officeooo:rsid="002e7984" officeooo:paragraph-rsid="002e7984"/>
    </style:style>
    <style:style style:name="P11" style:family="paragraph" style:parent-style-name="Standard">
      <style:text-properties officeooo:rsid="002e7984" officeooo:paragraph-rsid="00697270"/>
    </style:style>
    <style:style style:name="P12" style:family="paragraph" style:parent-style-name="Standard">
      <style:text-properties officeooo:rsid="002e7984" officeooo:paragraph-rsid="02d6c991"/>
    </style:style>
    <style:style style:name="P13" style:family="paragraph" style:parent-style-name="code_5f_vbscript">
      <style:text-properties officeooo:paragraph-rsid="007fe046"/>
    </style:style>
    <style:style style:name="P14" style:family="paragraph" style:parent-style-name="Standard">
      <style:text-properties fo:language="ru" fo:country="RU" officeooo:rsid="00813609" officeooo:paragraph-rsid="00880879"/>
    </style:style>
    <style:style style:name="P15" style:family="paragraph" style:parent-style-name="Standard">
      <style:text-properties fo:language="ru" fo:country="RU" officeooo:rsid="00813609" officeooo:paragraph-rsid="02d6c991"/>
    </style:style>
    <style:style style:name="P16" style:family="paragraph" style:parent-style-name="Standard">
      <style:text-properties fo:language="ru" fo:country="RU" officeooo:rsid="02c6a4f7" officeooo:paragraph-rsid="02d1f4d3"/>
    </style:style>
    <style:style style:name="P17" style:family="paragraph" style:parent-style-name="Standard">
      <style:text-properties fo:language="ru" fo:country="RU" officeooo:rsid="02c6a4f7" officeooo:paragraph-rsid="02d54765"/>
    </style:style>
    <style:style style:name="P18" style:family="paragraph" style:parent-style-name="Standard">
      <style:text-properties fo:language="ru" fo:country="RU" officeooo:rsid="02c6a4f7" officeooo:paragraph-rsid="02c6a4f7"/>
    </style:style>
    <style:style style:name="P19" style:family="paragraph" style:parent-style-name="Standard">
      <style:text-properties fo:language="ru" fo:country="RU" officeooo:rsid="02c6a4f7" officeooo:paragraph-rsid="0339fefe"/>
    </style:style>
    <style:style style:name="P20" style:family="paragraph" style:parent-style-name="Standard">
      <style:text-properties fo:language="ru" fo:country="RU" officeooo:rsid="0017a550" officeooo:paragraph-rsid="02d54765"/>
    </style:style>
    <style:style style:name="P21" style:family="paragraph" style:parent-style-name="Standard">
      <style:text-properties fo:language="ru" fo:country="RU" officeooo:rsid="0017a550" officeooo:paragraph-rsid="02e40199"/>
    </style:style>
    <style:style style:name="P22" style:family="paragraph" style:parent-style-name="Quotations">
      <style:text-properties fo:language="ru" fo:country="RU" officeooo:rsid="014596a9" officeooo:paragraph-rsid="02e019c8"/>
    </style:style>
    <style:style style:name="P23" style:family="paragraph" style:parent-style-name="Standard">
      <style:text-properties fo:language="ru" fo:country="RU" officeooo:rsid="01e52c2e" officeooo:paragraph-rsid="02c6a4f7"/>
    </style:style>
    <style:style style:name="P24" style:family="paragraph" style:parent-style-name="Standard">
      <style:text-properties fo:language="ru" fo:country="RU" officeooo:rsid="02d2696d" officeooo:paragraph-rsid="02d2696d"/>
    </style:style>
    <style:style style:name="P25" style:family="paragraph" style:parent-style-name="Standard">
      <style:text-properties fo:language="ru" fo:country="RU" officeooo:rsid="02887feb" officeooo:paragraph-rsid="02d91f99"/>
    </style:style>
    <style:style style:name="P26" style:family="paragraph" style:parent-style-name="Standard">
      <style:text-properties fo:language="ru" fo:country="RU" officeooo:rsid="002e7984" officeooo:paragraph-rsid="02e2915a"/>
    </style:style>
    <style:style style:name="P27" style:family="paragraph" style:parent-style-name="Standard">
      <style:text-properties fo:language="ru" fo:country="RU" officeooo:rsid="02fcc389" officeooo:paragraph-rsid="02fcc389"/>
    </style:style>
    <style:style style:name="P28" style:family="paragraph" style:parent-style-name="Standard">
      <style:text-properties fo:language="ru" fo:country="RU" officeooo:rsid="03099d51" officeooo:paragraph-rsid="0317f34b"/>
    </style:style>
    <style:style style:name="P29" style:family="paragraph" style:parent-style-name="Standard">
      <style:text-properties fo:language="ru" fo:country="RU" officeooo:rsid="030ae90a" officeooo:paragraph-rsid="0312e4a1"/>
    </style:style>
    <style:style style:name="P30" style:family="paragraph" style:parent-style-name="Table_20_Contents">
      <style:text-properties fo:language="ru" fo:country="RU" officeooo:rsid="02ea40e3" officeooo:paragraph-rsid="03045a49"/>
    </style:style>
    <style:style style:name="P31" style:family="paragraph" style:parent-style-name="Standard">
      <style:text-properties fo:language="ru" fo:country="RU" officeooo:rsid="02ea40e3" officeooo:paragraph-rsid="02ea40e3"/>
    </style:style>
    <style:style style:name="P3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3" style:family="paragraph" style:parent-style-name="Standard">
      <style:text-properties fo:language="ru" fo:country="RU" officeooo:rsid="0321dc7f" officeooo:paragraph-rsid="0321dc7f"/>
    </style:style>
    <style:style style:name="P34" style:family="paragraph" style:parent-style-name="Standard">
      <style:text-properties fo:language="ru" fo:country="RU" officeooo:rsid="0327ba16" officeooo:paragraph-rsid="0327ba16"/>
    </style:style>
    <style:style style:name="P35" style:family="paragraph" style:parent-style-name="Standard">
      <style:text-properties fo:language="ru" fo:country="RU" officeooo:rsid="0327ba16" officeooo:paragraph-rsid="03309136"/>
    </style:style>
    <style:style style:name="P36" style:family="paragraph" style:parent-style-name="Standard">
      <style:text-properties fo:language="ru" fo:country="RU" officeooo:rsid="032b8e73" officeooo:paragraph-rsid="0334887a"/>
    </style:style>
    <style:style style:name="P37" style:family="paragraph" style:parent-style-name="Standard">
      <style:text-properties fo:language="ru" fo:country="RU" officeooo:rsid="032b8e73" officeooo:paragraph-rsid="033af217"/>
    </style:style>
    <style:style style:name="P38" style:family="paragraph" style:parent-style-name="Standard">
      <style:text-properties fo:language="ru" fo:country="RU" officeooo:rsid="032b8e73" officeooo:paragraph-rsid="033cd0bf"/>
    </style:style>
    <style:style style:name="P39" style:family="paragraph" style:parent-style-name="Standard">
      <style:text-properties fo:language="ru" fo:country="RU" officeooo:rsid="032b8e73" officeooo:paragraph-rsid="033eb437"/>
    </style:style>
    <style:style style:name="P40" style:family="paragraph" style:parent-style-name="Standard">
      <style:text-properties fo:language="ru" fo:country="RU" officeooo:rsid="0339fefe" officeooo:paragraph-rsid="0339fefe"/>
    </style:style>
    <style:style style:name="P41" style:family="paragraph" style:parent-style-name="Standard">
      <style:text-properties fo:language="ru" fo:country="RU" officeooo:rsid="02d0c3a3" officeooo:paragraph-rsid="02c6a4f7"/>
    </style:style>
    <style:style style:name="P42" style:family="paragraph" style:parent-style-name="Quotations">
      <style:text-properties officeooo:paragraph-rsid="02e019c8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44" style:family="paragraph" style:parent-style-name="Standard">
      <style:text-properties officeooo:rsid="014596a9" officeooo:paragraph-rsid="0065af9b"/>
    </style:style>
    <style:style style:name="P45" style:family="paragraph" style:parent-style-name="Standard">
      <style:text-properties officeooo:rsid="02df38ca" officeooo:paragraph-rsid="02e019c8"/>
    </style:style>
    <style:style style:name="P46" style:family="paragraph" style:parent-style-name="Standard">
      <style:text-properties officeooo:rsid="02e26f8e" officeooo:paragraph-rsid="02ea40e3"/>
    </style:style>
    <style:style style:name="P47" style:family="paragraph" style:parent-style-name="Standard">
      <style:text-properties officeooo:rsid="02e26f8e" officeooo:paragraph-rsid="03045a49"/>
    </style:style>
    <style:style style:name="P48" style:family="paragraph" style:parent-style-name="Standard">
      <style:text-properties officeooo:paragraph-rsid="02f08cec"/>
    </style:style>
    <style:style style:name="P49" style:family="paragraph" style:parent-style-name="Standard">
      <style:text-properties officeooo:rsid="02f260f7" officeooo:paragraph-rsid="02f260f7"/>
    </style:style>
    <style:style style:name="P50" style:family="paragraph" style:parent-style-name="Standard">
      <style:text-properties officeooo:rsid="0087e19e" officeooo:paragraph-rsid="02f260f7"/>
    </style:style>
    <style:style style:name="P51" style:family="paragraph" style:parent-style-name="Standard">
      <style:text-properties officeooo:rsid="02fcc389" officeooo:paragraph-rsid="02fcc389"/>
    </style:style>
    <style:style style:name="P52" style:family="paragraph" style:parent-style-name="Standard">
      <style:text-properties officeooo:paragraph-rsid="0143507e"/>
    </style:style>
    <style:style style:name="P53" style:family="paragraph" style:parent-style-name="Standard">
      <style:text-properties officeooo:rsid="0302a2cd" officeooo:paragraph-rsid="0302a2cd"/>
    </style:style>
    <style:style style:name="P54" style:family="paragraph" style:parent-style-name="Standard">
      <style:text-properties officeooo:rsid="03047851" officeooo:paragraph-rsid="03047851"/>
    </style:style>
    <style:style style:name="P55" style:family="paragraph" style:parent-style-name="Standard">
      <style:text-properties officeooo:rsid="030664ca" officeooo:paragraph-rsid="031663b8"/>
    </style:style>
    <style:style style:name="P56" style:family="paragraph" style:parent-style-name="code_5f_vbscript">
      <style:text-properties officeooo:paragraph-rsid="02f260f7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Standard">
      <style:text-properties officeooo:rsid="03196b8c" officeooo:paragraph-rsid="03196b8c"/>
    </style:style>
    <style:style style:name="P60" style:family="paragraph" style:parent-style-name="Standard">
      <style:text-properties officeooo:rsid="031a438f" officeooo:paragraph-rsid="031b7c67"/>
    </style:style>
    <style:style style:name="P61" style:family="paragraph" style:parent-style-name="Heading_20_1">
      <style:text-properties officeooo:rsid="02fa248d" officeooo:paragraph-rsid="02fa248d"/>
    </style:style>
    <style:style style:name="P62" style:family="paragraph" style:parent-style-name="Heading_20_1">
      <style:text-properties fo:language="ru" fo:country="RU" officeooo:rsid="02c6a4f7" officeooo:paragraph-rsid="02d6c991"/>
    </style:style>
    <style:style style:name="P63" style:family="paragraph" style:parent-style-name="Heading_20_1">
      <style:text-properties fo:language="ru" fo:country="RU" officeooo:rsid="031897f5" officeooo:paragraph-rsid="031897f5"/>
    </style:style>
    <style:style style:name="P64" style:family="paragraph" style:parent-style-name="Heading_20_2">
      <style:text-properties fo:language="ru" fo:country="RU" officeooo:rsid="0017a550" officeooo:paragraph-rsid="02e019c8"/>
    </style:style>
    <style:style style:name="P65" style:family="paragraph" style:parent-style-name="Heading_20_2">
      <style:text-properties officeooo:rsid="02ec547a" officeooo:paragraph-rsid="02ec547a"/>
    </style:style>
    <style:style style:name="P66" style:family="paragraph" style:parent-style-name="Heading_20_2">
      <style:text-properties officeooo:paragraph-rsid="03045a49"/>
    </style:style>
    <style:style style:name="P67" style:family="paragraph" style:parent-style-name="Standard" style:list-style-name="L1">
      <style:text-properties fo:language="ru" fo:country="RU" officeooo:rsid="01e52c2e" officeooo:paragraph-rsid="02d1f4d3"/>
    </style:style>
    <style:style style:name="P68" style:family="paragraph" style:parent-style-name="Standard" style:list-style-name="L2">
      <style:text-properties fo:language="ru" fo:country="RU" officeooo:rsid="01e52c2e" officeooo:paragraph-rsid="02d1f4d3"/>
    </style:style>
    <style:style style:name="P69" style:family="paragraph" style:parent-style-name="Standard">
      <style:text-properties fo:language="ru" fo:country="RU" officeooo:rsid="030ae90a" officeooo:paragraph-rsid="03600f8c"/>
    </style:style>
    <style:style style:name="P70" style:family="paragraph" style:parent-style-name="Standard">
      <style:text-properties fo:language="ru" fo:country="RU" officeooo:rsid="030ae90a" officeooo:paragraph-rsid="03641785"/>
    </style:style>
    <style:style style:name="P71" style:family="paragraph" style:parent-style-name="Standard">
      <style:text-properties officeooo:rsid="02fcc389" officeooo:paragraph-rsid="02fcc38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7e75"/>
    </style:style>
    <style:style style:name="T3" style:family="text">
      <style:text-properties fo:language="en" fo:country="US" officeooo:rsid="00697270"/>
    </style:style>
    <style:style style:name="T4" style:family="text">
      <style:text-properties fo:language="en" fo:country="US" officeooo:rsid="01ddb280"/>
    </style:style>
    <style:style style:name="T5" style:family="text">
      <style:text-properties fo:language="en" fo:country="US" officeooo:rsid="02c5f0fa"/>
    </style:style>
    <style:style style:name="T6" style:family="text">
      <style:text-properties fo:language="en" fo:country="US" officeooo:rsid="02c6a4f7"/>
    </style:style>
    <style:style style:name="T7" style:family="text">
      <style:text-properties fo:language="en" fo:country="US" officeooo:rsid="02d8217f"/>
    </style:style>
    <style:style style:name="T8" style:family="text">
      <style:text-properties fo:language="en" fo:country="US" officeooo:rsid="02d91f99"/>
    </style:style>
    <style:style style:name="T9" style:family="text">
      <style:text-properties fo:language="en" fo:country="US" officeooo:rsid="02e40199"/>
    </style:style>
    <style:style style:name="T10" style:family="text">
      <style:text-properties fo:language="en" fo:country="US" fo:font-weight="bold" officeooo:rsid="02ec547a" style:font-weight-asian="bold" style:font-weight-complex="bold"/>
    </style:style>
    <style:style style:name="T11" style:family="text">
      <style:text-properties fo:language="en" fo:country="US" fo:font-weight="bold" officeooo:rsid="0307598d" style:font-weight-asian="bold" style:font-weight-complex="bold"/>
    </style:style>
    <style:style style:name="T12" style:family="text">
      <style:text-properties fo:language="en" fo:country="US" fo:font-weight="bold" officeooo:rsid="0325890c" style:font-weight-asian="bold" style:font-weight-complex="bold"/>
    </style:style>
    <style:style style:name="T13" style:family="text">
      <style:text-properties fo:language="en" fo:country="US" officeooo:rsid="02f260f7"/>
    </style:style>
    <style:style style:name="T14" style:family="text">
      <style:text-properties fo:language="en" fo:country="US" officeooo:rsid="0307598d"/>
    </style:style>
    <style:style style:name="T15" style:family="text">
      <style:text-properties fo:language="en" fo:country="US" officeooo:rsid="030ae90a"/>
    </style:style>
    <style:style style:name="T16" style:family="text">
      <style:text-properties fo:language="en" fo:country="US" officeooo:rsid="0310c63e"/>
    </style:style>
    <style:style style:name="T17" style:family="text">
      <style:text-properties fo:language="en" fo:country="US" officeooo:rsid="03232ec5"/>
    </style:style>
    <style:style style:name="T18" style:family="text">
      <style:text-properties fo:language="en" fo:country="US" officeooo:rsid="032d8fa9"/>
    </style:style>
    <style:style style:name="T19" style:family="text">
      <style:text-properties fo:language="en" fo:country="US" fo:font-weight="normal" officeooo:rsid="0307598d" style:font-weight-asian="normal" style:font-weight-complex="normal"/>
    </style:style>
    <style:style style:name="T20" style:family="text">
      <style:text-properties fo:language="en" fo:country="US" officeooo:rsid="03616dad"/>
    </style:style>
    <style:style style:name="T21" style:family="text">
      <style:text-properties fo:language="en" fo:country="US" officeooo:rsid="03620004"/>
    </style:style>
    <style:style style:name="T22" style:family="text">
      <style:text-properties fo:language="en" fo:country="US" officeooo:rsid="0362a92c"/>
    </style:style>
    <style:style style:name="T23" style:family="text">
      <style:text-properties fo:language="en" fo:country="US" officeooo:rsid="0364178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fd4e34" style:font-weight-asian="bold" style:font-weight-complex="bold"/>
    </style:style>
    <style:style style:name="T26" style:family="text">
      <style:text-properties fo:font-weight="bold" officeooo:rsid="02ea40e3" style:font-weight-asian="bold" style:font-weight-complex="bold"/>
    </style:style>
    <style:style style:name="T27" style:family="text">
      <style:text-properties fo:font-weight="bold" officeooo:rsid="030d429f" style:font-weight-asian="bold" style:font-weight-complex="bold"/>
    </style:style>
    <style:style style:name="T28" style:family="text">
      <style:text-properties fo:font-weight="bold" officeooo:rsid="0312e4a1" style:font-weight-asian="bold" style:font-weight-complex="bold"/>
    </style:style>
    <style:style style:name="T29" style:family="text">
      <style:text-properties fo:font-weight="bold" officeooo:rsid="0336e2ae" style:font-weight-asian="bold" style:font-weight-complex="bold"/>
    </style:style>
    <style:style style:name="T30" style:family="text">
      <style:text-properties officeooo:rsid="002afaf8"/>
    </style:style>
    <style:style style:name="T31" style:family="text">
      <style:text-properties officeooo:rsid="003614ac"/>
    </style:style>
    <style:style style:name="T32" style:family="text">
      <style:text-properties officeooo:rsid="003e272a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7ea308"/>
    </style:style>
    <style:style style:name="T35" style:family="text">
      <style:text-properties fo:language="ru" fo:country="RU" fo:font-weight="bold" officeooo:rsid="02e81f9c" style:font-weight-asian="bold" style:font-weight-complex="bold"/>
    </style:style>
    <style:style style:name="T36" style:family="text">
      <style:text-properties fo:language="ru" fo:country="RU" fo:font-weight="bold" officeooo:rsid="02f08cec" style:font-weight-asian="bold" style:font-weight-complex="bold"/>
    </style:style>
    <style:style style:name="T37" style:family="text">
      <style:text-properties fo:language="ru" fo:country="RU" fo:font-weight="bold" officeooo:rsid="02f6932e" style:font-weight-asian="bold" style:font-weight-complex="bold"/>
    </style:style>
    <style:style style:name="T38" style:family="text">
      <style:text-properties fo:language="ru" fo:country="RU" fo:font-weight="bold" officeooo:rsid="031ce3fd" style:font-weight-asian="bold" style:font-weight-complex="bold"/>
    </style:style>
    <style:style style:name="T39" style:family="text">
      <style:text-properties fo:language="ru" fo:country="RU" fo:font-style="italic" officeooo:rsid="02ec547a" style:font-style-asian="italic" style:font-style-complex="italic"/>
    </style:style>
    <style:style style:name="T40" style:family="text">
      <style:text-properties fo:language="ru" fo:country="RU" fo:font-style="italic" officeooo:rsid="02f08cec" style:font-style-asian="italic" style:font-style-complex="italic"/>
    </style:style>
    <style:style style:name="T41" style:family="text">
      <style:text-properties fo:language="ru" fo:country="RU" fo:font-style="italic" officeooo:rsid="02ea40e3" style:font-style-asian="italic" style:font-style-complex="italic"/>
    </style:style>
    <style:style style:name="T42" style:family="text">
      <style:text-properties fo:language="ru" fo:country="RU" style:text-underline-style="solid" style:text-underline-width="auto" style:text-underline-color="font-color" officeooo:rsid="02f08cec"/>
    </style:style>
    <style:style style:name="T43" style:family="text">
      <style:text-properties fo:language="ru" fo:country="RU" style:text-underline-style="solid" style:text-underline-width="auto" style:text-underline-color="font-color" officeooo:rsid="02ea40e3"/>
    </style:style>
    <style:style style:name="T44" style:family="text">
      <style:text-properties fo:language="ru" fo:country="RU" officeooo:rsid="02e061d9"/>
    </style:style>
    <style:style style:name="T45" style:family="text">
      <style:text-properties fo:language="ru" fo:country="RU" officeooo:rsid="02e182f6"/>
    </style:style>
    <style:style style:name="T46" style:family="text">
      <style:text-properties fo:language="ru" fo:country="RU" officeooo:rsid="02e81f9c"/>
    </style:style>
    <style:style style:name="T47" style:family="text">
      <style:text-properties fo:language="ru" fo:country="RU" officeooo:rsid="02e97364"/>
    </style:style>
    <style:style style:name="T48" style:family="text">
      <style:text-properties fo:language="ru" fo:country="RU" officeooo:rsid="02ea40e3"/>
    </style:style>
    <style:style style:name="T49" style:family="text">
      <style:text-properties fo:language="ru" fo:country="RU" officeooo:rsid="02f08cec"/>
    </style:style>
    <style:style style:name="T50" style:family="text">
      <style:text-properties fo:language="ru" fo:country="RU" officeooo:rsid="003614ac"/>
    </style:style>
    <style:style style:name="T51" style:family="text">
      <style:text-properties fo:language="ru" fo:country="RU" officeooo:rsid="02da653f"/>
    </style:style>
    <style:style style:name="T52" style:family="text">
      <style:text-properties fo:language="ru" fo:country="RU" fo:font-style="normal" officeooo:rsid="02f08cec" style:font-style-asian="normal" style:font-style-complex="normal"/>
    </style:style>
    <style:style style:name="T53" style:family="text">
      <style:text-properties fo:language="ru" fo:country="RU" fo:font-style="normal" officeooo:rsid="02ea40e3" style:font-style-asian="normal" style:font-style-complex="normal"/>
    </style:style>
    <style:style style:name="T54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55" style:family="text">
      <style:text-properties fo:language="ru" fo:country="RU" officeooo:rsid="02f6932e"/>
    </style:style>
    <style:style style:name="T56" style:family="text">
      <style:text-properties fo:language="ru" fo:country="RU" officeooo:rsid="02fcc389"/>
    </style:style>
    <style:style style:name="T57" style:family="text">
      <style:text-properties fo:language="ru" fo:country="RU" officeooo:rsid="02fe899c"/>
    </style:style>
    <style:style style:name="T58" style:family="text">
      <style:text-properties fo:language="ru" fo:country="RU" officeooo:rsid="0300cb6a"/>
    </style:style>
    <style:style style:name="T59" style:family="text">
      <style:text-properties fo:language="ru" fo:country="RU" officeooo:rsid="0307a7c6"/>
    </style:style>
    <style:style style:name="T60" style:family="text">
      <style:text-properties fo:language="ru" fo:country="RU" officeooo:rsid="031a438f"/>
    </style:style>
    <style:style style:name="T61" style:family="text">
      <style:text-properties fo:language="ru" fo:country="RU" officeooo:rsid="03047851"/>
    </style:style>
    <style:style style:name="T62" style:family="text">
      <style:text-properties fo:language="ru" fo:country="RU" officeooo:rsid="031b7c67"/>
    </style:style>
    <style:style style:name="T63" style:family="text">
      <style:text-properties fo:language="ru" fo:country="RU" fo:font-weight="normal" officeooo:rsid="02f6932e" style:font-weight-asian="normal" style:font-weight-complex="normal"/>
    </style:style>
    <style:style style:name="T64" style:family="text">
      <style:text-properties fo:language="ru" fo:country="RU" style:text-underline-style="none" officeooo:rsid="02ea40e3"/>
    </style:style>
    <style:style style:name="T65" style:family="text">
      <style:text-properties style:text-line-through-style="solid" style:text-line-through-type="single"/>
    </style:style>
    <style:style style:name="T66" style:family="text">
      <style:text-properties style:text-line-through-style="solid" style:text-line-through-type="single" fo:language="ru" fo:country="RU" officeooo:rsid="02f08cec"/>
    </style:style>
    <style:style style:name="T67" style:family="text">
      <style:text-properties style:font-name="Liberation Serif" officeooo:rsid="0017a550"/>
    </style:style>
    <style:style style:name="T68" style:family="text">
      <style:text-properties style:font-name="Liberation Serif" fo:font-weight="bold" officeooo:rsid="0017a550" style:font-weight-asian="bold" style:font-weight-complex="bold"/>
    </style:style>
    <style:style style:name="T69" style:family="text">
      <style:text-properties style:font-name="Liberation Serif" fo:font-weight="normal" officeooo:rsid="0017a550" style:font-weight-asian="normal" style:font-weight-complex="normal"/>
    </style:style>
    <style:style style:name="T70" style:family="text">
      <style:text-properties officeooo:rsid="00878bb6"/>
    </style:style>
    <style:style style:name="T71" style:family="text">
      <style:text-properties officeooo:rsid="00fd0164"/>
    </style:style>
    <style:style style:name="T72" style:family="text">
      <style:text-properties officeooo:rsid="00fd4e34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fd4e34" style:font-style-asian="italic" style:font-style-complex="italic"/>
    </style:style>
    <style:style style:name="T75" style:family="text">
      <style:text-properties officeooo:rsid="002e7984"/>
    </style:style>
    <style:style style:name="T76" style:family="text">
      <style:text-properties officeooo:rsid="02cf5106"/>
    </style:style>
    <style:style style:name="T77" style:family="text">
      <style:text-properties officeooo:rsid="02d2696d"/>
    </style:style>
    <style:style style:name="T78" style:family="text">
      <style:text-properties officeooo:rsid="02d43a18"/>
    </style:style>
    <style:style style:name="T79" style:family="text">
      <style:text-properties officeooo:rsid="0152b1dc"/>
    </style:style>
    <style:style style:name="T80" style:family="text">
      <style:text-properties officeooo:rsid="016392ca"/>
    </style:style>
    <style:style style:name="T81" style:family="text">
      <style:text-properties officeooo:rsid="02d54765"/>
    </style:style>
    <style:style style:name="T82" style:family="text">
      <style:text-properties officeooo:rsid="02d8217f"/>
    </style:style>
    <style:style style:name="T83" style:family="text">
      <style:text-properties officeooo:rsid="02da653f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officeooo:rsid="02e40199"/>
    </style:style>
    <style:style style:name="T86" style:family="text">
      <style:text-properties officeooo:rsid="02f260f7"/>
    </style:style>
    <style:style style:name="T87" style:family="text">
      <style:text-properties officeooo:rsid="00697270"/>
    </style:style>
    <style:style style:name="T88" style:family="text">
      <style:text-properties officeooo:rsid="02fe899c"/>
    </style:style>
    <style:style style:name="T89" style:family="text">
      <style:text-properties officeooo:rsid="0307598d"/>
    </style:style>
    <style:style style:name="T90" style:family="text">
      <style:text-properties officeooo:rsid="030ae90a"/>
    </style:style>
    <style:style style:name="T91" style:family="text">
      <style:text-properties officeooo:rsid="030cd95c"/>
    </style:style>
    <style:style style:name="T92" style:family="text">
      <style:text-properties officeooo:rsid="030d429f"/>
    </style:style>
    <style:style style:name="T93" style:family="text">
      <style:text-properties officeooo:rsid="030ef931"/>
    </style:style>
    <style:style style:name="T94" style:family="text">
      <style:text-properties officeooo:rsid="0310c63e"/>
    </style:style>
    <style:style style:name="T95" style:family="text">
      <style:text-properties officeooo:rsid="031122d2"/>
    </style:style>
    <style:style style:name="T96" style:family="text">
      <style:text-properties officeooo:rsid="0312e4a1"/>
    </style:style>
    <style:style style:name="T97" style:family="text">
      <style:text-properties officeooo:rsid="031663b8"/>
    </style:style>
    <style:style style:name="T98" style:family="text">
      <style:text-properties officeooo:rsid="03178b90"/>
    </style:style>
    <style:style style:name="T99" style:family="text">
      <style:text-properties officeooo:rsid="03179d3b"/>
    </style:style>
    <style:style style:name="T100" style:family="text">
      <style:text-properties officeooo:rsid="0317f34b"/>
    </style:style>
    <style:style style:name="T101" style:family="text">
      <style:text-properties officeooo:rsid="03047851"/>
    </style:style>
    <style:style style:name="T102" style:family="text">
      <style:text-properties fo:font-weight="normal" officeooo:rsid="0336e2ae" style:font-weight-asian="normal" style:font-weight-complex="normal"/>
    </style:style>
    <style:style style:name="T103" style:family="text">
      <style:text-properties fo:font-weight="normal" officeooo:rsid="0312e4a1" style:font-weight-asian="normal" style:font-weight-complex="normal"/>
    </style:style>
    <style:style style:name="T104" style:family="text">
      <style:text-properties officeooo:rsid="03232ec5"/>
    </style:style>
    <style:style style:name="T105" style:family="text">
      <style:text-properties officeooo:rsid="0325201a"/>
    </style:style>
    <style:style style:name="T106" style:family="text">
      <style:text-properties officeooo:rsid="03257157"/>
    </style:style>
    <style:style style:name="T107" style:family="text">
      <style:text-properties officeooo:rsid="0325890c"/>
    </style:style>
    <style:style style:name="T108" style:family="text">
      <style:text-properties officeooo:rsid="032b8e73"/>
    </style:style>
    <style:style style:name="T109" style:family="text">
      <style:text-properties officeooo:rsid="032be188"/>
    </style:style>
    <style:style style:name="T110" style:family="text">
      <style:text-properties officeooo:rsid="02c6a4f7"/>
    </style:style>
    <style:style style:name="T111" style:family="text">
      <style:text-properties officeooo:rsid="032d8fa9"/>
    </style:style>
    <style:style style:name="T112" style:family="text">
      <style:text-properties officeooo:rsid="0334887a"/>
    </style:style>
    <style:style style:name="T113" style:family="text">
      <style:text-properties officeooo:rsid="0339fefe"/>
    </style:style>
    <style:style style:name="T114" style:family="text">
      <style:text-properties officeooo:rsid="033af217"/>
    </style:style>
    <style:style style:name="T115" style:family="text">
      <style:text-properties officeooo:rsid="033cd0bf"/>
    </style:style>
    <style:style style:name="T116" style:family="text">
      <style:text-properties officeooo:rsid="033eb437"/>
    </style:style>
    <style:style style:name="T117" style:family="text">
      <style:text-properties officeooo:rsid="035e1a67"/>
    </style:style>
    <style:style style:name="T118" style:family="text">
      <style:text-properties officeooo:rsid="035f4bfe"/>
    </style:style>
    <style:style style:name="T119" style:family="text">
      <style:text-properties officeooo:rsid="03600f8c"/>
    </style:style>
    <style:style style:name="T120" style:family="text">
      <style:text-properties officeooo:rsid="03616dad"/>
    </style:style>
    <style:style style:name="T121" style:family="text">
      <style:text-properties officeooo:rsid="03620004"/>
    </style:style>
    <style:style style:name="T122" style:family="text">
      <style:text-properties officeooo:rsid="0362a92c"/>
    </style:style>
    <style:style style:name="T123" style:family="text">
      <style:text-properties officeooo:rsid="0364178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Экспорт статьи из LibreOffice Writer в Habr Flavored Markdown или HTML</text:p>
      <text:p text:style-name="P14"/>
      <text:p text:style-name="P33"><text:span text:style-name="T24">Резюме</text:span>.</text:p>
      <text:p text:style-name="P33"><text:span text:style-name="T104">В статье дается ссылка на файл в формате </text:span><text:span text:style-name="T17">ODT, </text:span><text:span text:style-name="T104">содержащий текст данной статьи, а также макросы на «родном» для LibreOffice языке</text:span><text:span text:style-name="T17"> BASIC,</text:span><text:span text:style-name="T104"> которы</text:span><text:span text:style-name="T105">е</text:span><text:span text:style-name="T104"> </text:span><text:span text:style-name="T105">осуществляют</text:span><text:span text:style-name="T102"> </text:span><text:span text:style-name="T29">экспорт статьи из LibreOffice Writer</text:span> в <text:span text:style-name="T106">форматы</text:span> Habr Flavored Markdown или HTML, <text:span text:style-name="T106">в виде, пригодном для размещения статьи в интернете, </text:span><text:span text:style-name="T107">например, на сайте </text:span><text:span text:style-name="T12">habr.com</text:span><text:span text:style-name="T106">.</text:span></text:p>
      <text:p text:style-name="P34">Для использования достаточно скачать указанный файл (его можно переименовать)<text:span text:style-name="T17">, </text:span>заменить в нем текст на свой, подготовленный в соответствии с описанием в статье, и вызвать макрос. В папке со скаченным файлом появится новый файл в выбранном формате.</text:p>
      <text:p xml:id="id2014365935" text:style-name="P14"/>
      <text:table-of-content text:style-name="Sect1" xml:id="id121107253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7"><text:a xlink:type="simple" xlink:href="#__RefHeading___Toc653_1771585153" text:style-name="Index_20_Link" text:visited-style-name="Index_20_Link">1. Введение<text:tab/>1</text:a></text:p>
          <text:p text:style-name="P57"><text:a xlink:type="simple" xlink:href="#__RefHeading___Toc653_17715851532" text:style-name="Index_20_Link" text:visited-style-name="Index_20_Link">2. Стили текста<text:tab/>1</text:a></text:p>
          <text:p text:style-name="P58"><text:a xlink:type="simple" xlink:href="#__RefHeading___Toc653_177158515321" text:style-name="Index_20_Link" text:visited-style-name="Index_20_Link">2.1. Списки<text:tab/>1</text:a></text:p>
          <text:p text:style-name="P58"><text:a xlink:type="simple" xlink:href="#__RefHeading___Toc653_1771585153211" text:style-name="Index_20_Link" text:visited-style-name="Index_20_Link">2.2. Цитата<text:tab/>1</text:a></text:p>
          <text:p text:style-name="P58"><text:a xlink:type="simple" xlink:href="#__RefHeading___Toc4384_2248946202" text:style-name="Index_20_Link" text:visited-style-name="Index_20_Link">2.3. Исходный код<text:tab/>2</text:a></text:p>
          <text:p text:style-name="P57"><text:a xlink:type="simple" xlink:href="#__RefHeading___Toc4386_2248946202" text:style-name="Index_20_Link" text:visited-style-name="Index_20_Link">3. Таблицы<text:tab/>2</text:a></text:p>
          <text:p text:style-name="P57"><text:a xlink:type="simple" xlink:href="#__RefHeading___Toc655_1771585153" text:style-name="Index_20_Link" text:visited-style-name="Index_20_Link">4. Картинки<text:tab/>2</text:a></text:p>
          <text:p text:style-name="P58"><text:a xlink:type="simple" xlink:href="#__RefHeading___Toc4390_2248946202" text:style-name="Index_20_Link" text:visited-style-name="Index_20_Link">4.1. Картинка вне текста<text:tab/>2</text:a></text:p>
          <text:p text:style-name="P58"><text:a xlink:type="simple" xlink:href="#__RefHeading___Toc4388_2248946202" text:style-name="Index_20_Link" text:visited-style-name="Index_20_Link">4.2. Картинка внутри текста (Inline Image)<text:tab/>3</text:a></text:p>
          <text:p text:style-name="P57"><text:a xlink:type="simple" xlink:href="#__RefHeading___Toc4392_2248946202" text:style-name="Index_20_Link" text:visited-style-name="Index_20_Link">5. Вставка раздела<text:tab/>3</text:a></text:p>
          <text:p text:style-name="P57"><text:a xlink:type="simple" xlink:href="#__RefHeading___Toc653_17715851531" text:style-name="Index_20_Link" text:visited-style-name="Index_20_Link">6. Формулы<text:tab/>4</text:a></text:p>
          <text:p text:style-name="P58"><text:a xlink:type="simple" xlink:href="#__RefHeading___Toc4394_2248946202" text:style-name="Index_20_Link" text:visited-style-name="Index_20_Link">6.1. Вставка формулы в виде картинки<text:tab/>4</text:a></text:p>
          <text:p text:style-name="P58"><text:a xlink:type="simple" xlink:href="#__RefHeading___Toc4396_2248946202" text:style-name="Index_20_Link" text:visited-style-name="Index_20_Link">6.2. Вставка формулы в виде объекта LibreOffice.Math<text:tab/>4</text:a></text:p>
          <text:p text:style-name="P57"><text:a xlink:type="simple" xlink:href="#__RefHeading___Toc7340_2248946202" text:style-name="Index_20_Link" text:visited-style-name="Index_20_Link">7. Оглавление<text:tab/>4</text:a></text:p>
        </text:index-body>
      </text:table-of-content>
      <text:p text:style-name="P14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8"/>
      <text:p text:style-name="P19"><text:span text:style-name="T108">Для тестирования э</text:span>кспорт<text:span text:style-name="T108">а</text:span> статьи из LibreOffice Writer в Habr Flavored Markdown или HTML:</text:p>
      <text:p text:style-name="P40">1. Установите <text:span text:style-name="T110">LibreOffice </text:span>версии 7.2.4.1 (х<text:span text:style-name="T1">64</text:span>) или выше</text:p>
      <text:p text:style-name="P19"><text:span text:style-name="T114">2.</text:span> <text:span text:style-name="T114">П</text:span><text:span text:style-name="T108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108">https://github.com/bda-user/libre_office_macro/blob/main/libre_office_export.odt</text:span></text:a></text:p>
      <text:p text:style-name="P37"><text:span text:style-name="T114">3. </text:span>Скачайте файл <text:span text:style-name="T109">«libre_office_export.odt»</text:span>.</text:p>
      <text:p text:style-name="P37"><text:span text:style-name="T114">4.</text:span> <text:span text:style-name="T113">Откройте указанный файл.</text:span></text:p>
      <text:p text:style-name="P38"><text:span text:style-name="T114">5. </text:span><text:span text:style-name="T109">Для запуска макроса выбираем в</text:span><text:span text:style-name="T101"> главном меню — </text:span><text:span text:style-name="T109">Сервис</text:span><text:span text:style-name="T101"> — </text:span><text:span text:style-name="T109">Макросы — Выполнить макрос.</text:span></text:p>
      <text:p text:style-name="P38"><text:span text:style-name="T115">6.</text:span><text:span text:style-name="T109"> В поле «Библиотека»:</text:span></text:p>
      <text:p text:style-name="P36"><text:span text:style-name="T109">- </text:span><text:span text:style-name="T111">раскрываем пункт</text:span><text:span text:style-name="T109"> «libre_office_export.odt»,</text:span></text:p>
      <text:p text:style-name="P36"><text:span text:style-name="T109">- </text:span><text:span text:style-name="T111">раскрываем пункт «</text:span><text:span text:style-name="T18">DocExport</text:span><text:span text:style-name="T111">»,</text:span></text:p>
      <text:p text:style-name="P36"><text:span text:style-name="T111">- выбираем пункт «</text:span><text:span text:style-name="T18">DocModel</text:span><text:span text:style-name="T111">»,</text:span></text:p>
      <text:p text:style-name="P39"><text:span text:style-name="T116">7</text:span><text:span text:style-name="T115">.</text:span><text:span text:style-name="T109"> В поле «</text:span><text:span text:style-name="T116">Имя макроса</text:span><text:span text:style-name="T109">»</text:span><text:span text:style-name="T111"> выбираем </text:span><text:span text:style-name="T112">макрос</text:span><text:span text:style-name="T111"> «</text:span><text:span text:style-name="T18">MakeDocHfmView</text:span><text:span text:style-name="T111">».</text:span></text:p>
      <text:p text:style-name="P35">В папке со скаченным файлом появится новый файл «libre_office_export_export_hfm.txt»</text:p>
      <text:p text:style-name="P41"/>
      <text:h text:style-name="Heading_20_1" text:outline-level="1"><text:bookmark-start text:name="__RefHeading___Toc653_17715851532"/>2. Стили текста<text:bookmark-end text:name="__RefHeading___Toc653_17715851532"/></text:h>
      <text:p text:style-name="P43"/>
      <text:p text:style-name="P43"><text:soft-page-break/>Текст <text:span text:style-name="T24">жирный</text:span> публикации <text:span text:style-name="T73">курсив</text:span> текст <text:span text:style-name="T84">подчеркнутый</text:span> текст <text:span text:style-name="T65">зачеркнутый</text:span> текст</text:p>
      <text:p text:style-name="P20"/>
      <text:p text:style-name="P21">Это параграф.<text:span text:style-name="T2">* </text:span><text:span text:style-name="T79">См. </text:span><text:reference-mark-start text:name="ref_1"/><text:reference-mark-start text:name="#ref_1"/><text:a xlink:type="simple" xlink:href="#ref_1" text:style-name="Internet_20_link" text:visited-style-name="Visited_20_Internet_20_Link">листинг №1</text:a><text:reference-mark-end text:name="#ref_1"/><text:reference-mark-end text:name="ref_1"/><text:span text:style-name="T75"> </text:span><text:span text:style-name="T81">(ссылка внутри текста </text:span><text:span text:style-name="T9">#ref</text:span><text:span text:style-name="T85">_1</text:span><text:span text:style-name="T81">) </text:span><text:span text:style-name="T80">далее</text:span></text:p>
      <text:p text:style-name="P20"/>
      <text:p text:style-name="P26"><text:span text:style-name="T31">Текст </text:span><text:a xlink:type="simple" xlink:href="https://habr.ru/" text:style-name="Internet_20_link" text:visited-style-name="Visited_20_Internet_20_Link"><text:span text:style-name="T32">habr_ru</text:span></text:a> <text:span text:style-name="T83">(гиперссылка https://habr.ru/) </text:span><text:span text:style-name="T31">текст</text:span><text:span text:style-name="T67"> </text:span><text:span text:style-name="T68">жирный</text:span><text:span text:style-name="T69">.</text:span></text:p>
      <text:p text:style-name="P17"/>
      <text:h text:style-name="Heading_20_2" text:outline-level="2"><text:bookmark-start text:name="__RefHeading___Toc653_177158515321"/>2.1. Списки<text:bookmark-end text:name="__RefHeading___Toc653_177158515321"/></text:h>
      <text:p text:style-name="P16"/>
      <text:p xml:id="id1912248105" text:style-name="P16">Списки <text:span text:style-name="T77">вложенные</text:span></text:p>
      <text:list xml:id="list280036845" text:style-name="L1">
        <text:list-item>
          <text:p xml:id="id2912878584" text:style-name="P67">элемент 1</text:p>
        </text:list-item>
        <text:list-item>
          <text:p xml:id="id1408779387" text:style-name="P67">элемент 2</text:p>
          <text:list>
            <text:list-item>
              <text:p xml:id="id1071695666" text:style-name="P67">элемент <text:span text:style-name="T77">2.</text:span>1</text:p>
            </text:list-item>
            <text:list-item>
              <text:p xml:id="id2420295588" text:style-name="P67">элемент <text:span text:style-name="T77">2.</text:span>2</text:p>
            </text:list-item>
          </text:list>
        </text:list-item>
      </text:list>
      <text:p text:style-name="P24"/>
      <text:p text:style-name="P24">Список нумерованный, <text:span text:style-name="T78">вложенный</text:span></text:p>
      <text:list xml:id="list2536667335" text:style-name="L2">
        <text:list-item>
          <text:p xml:id="id2814914064" text:style-name="P68">элемент</text:p>
        </text:list-item>
        <text:list-item>
          <text:p text:style-name="P68">элемент</text:p>
          <text:list>
            <text:list-item>
              <text:p xml:id="id1161231205" text:style-name="P68">элемент <text:span text:style-name="T78">2.</text:span>1</text:p>
            </text:list-item>
            <text:list-item>
              <text:p text:style-name="P68">элемент <text:span text:style-name="T78">2.</text:span>2</text:p>
            </text:list-item>
          </text:list>
        </text:list-item>
      </text:list>
      <text:p text:style-name="P23"/>
      <text:h text:style-name="P64" text:outline-level="2"><text:bookmark-start text:name="__RefHeading___Toc653_1771585153211"/>2.2. Цитата<text:bookmark-end text:name="__RefHeading___Toc653_1771585153211"/></text:h>
      <text:p text:style-name="P45"/>
      <text:p text:style-name="P45">Цитата, стиль абзаца «Блочная цитата»</text:p>
      <text:p text:style-name="P45"/>
      <text:p text:style-name="P42"><text:span text:style-name="T24">Текст</text:span> <text:span text:style-name="T44">цитаты </text:span><text:span text:style-name="T45">(начало)</text:span></text:p>
      <text:p text:style-name="P22"><text:span text:style-name="T84">продолжение</text:span> цитаты</text:p>
      <text:p text:style-name="Standard"/>
      <text:h text:style-name="Heading_20_2" text:outline-level="2"><text:bookmark-start text:name="__RefHeading___Toc4384_2248946202"/>2.3. Исходный код<text:bookmark-end text:name="__RefHeading___Toc4384_2248946202"/></text:h>
      <text:p text:style-name="P49"/>
      <text:p xml:id="id2096528206" text:style-name="P50"><text:bookmark text:name="ref_1"/>Листинг № 1. <text:span text:style-name="T86">Стиль абзаца «</text:span><text:span text:style-name="T13">code_vbscript</text:span><text:span text:style-name="T86">»</text:span></text:p>
      <text:p text:style-name="P50"/>
      <text:p xml:id="id2904957745" text:style-name="P56">Sub Example</text:p>
      <text:p xml:id="id3733133973" text:style-name="P56"><text:s text:c="4"/>Dim FileNo As Integer, Filename As String, CurLine As String</text:p>
      <text:p xml:id="id2523030122" text:style-name="P56"><text:s text:c="4"/>Dim Doc As Object</text:p>
      <text:p xml:id="id3844495525" text:style-name="P56"><text:s text:c="4"/>Dim Enum1 As Object, Enum2 As Object</text:p>
      <text:p text:style-name="P56"><text:s text:c="4"/>Dim TextElement As Object, TextPortion As Object</text:p>
      <text:p text:style-name="Standard"/>
      <text:h text:style-name="Heading_20_1" text:outline-level="1"><text:bookmark-start text:name="__RefHeading___Toc4386_2248946202"/><text:span text:style-name="T33">3. Таблицы</text:span>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 table:style-name="TableLine2143421788208">
          <table:table-cell table:style-name="Таблица2.A1" office:value-type="string">
            <text:p text:style-name="P2"><text:span text:style-name="T49">Заголовок</text:span> 1</text:p>
          </table:table-cell>
          <table:table-cell table:style-name="Таблица2.A1" office:value-type="string">
            <text:p text:style-name="P2"><text:span text:style-name="T49">Заголовок</text:span> 2</text:p>
          </table:table-cell>
          <table:table-cell table:style-name="Таблица2.C1" office:value-type="string">
            <text:p text:style-name="P2"><text:span text:style-name="T49">Заголовок</text:span> <text:span text:style-name="T30">3</text:span></text:p>
          </table:table-cell>
        </table:table-row>
        <table:table-row table:style-name="TableLine2143421789024">
          <table:table-cell table:style-name="Таблица2.A2" office:value-type="string">
            <text:p text:style-name="P2"><text:span text:style-name="T49">Ячейка</text:span> 1 </text:p>
            <text:p text:style-name="P2"><text:span text:style-name="T49">Текст </text:span><text:span text:style-name="T36">жирный</text:span> </text:p>
            <text:p text:style-name="P2"><text:span text:style-name="T49">Картинка</text:span> <draw:frame draw:style-name="fr2" draw:name="Изображение3" text:anchor-type="as-char" svg:y="-0.42cm" svg:width="3.313cm" svg:height="0.681cm" draw:z-index="2"><draw:image xlink:href="https://raw.githubusercontent.com/bda-user/libre_office_macro/main/img/04.png" xlink:type="simple" xlink:show="embed" xlink:actuate="onLoad" draw:mime-type="image/png"/><svg:title>Alt_Изображение2</svg:title><svg:desc>Desc_Изображение2</svg:desc></draw:frame><text:s/><text:span text:style-name="T49">Продолжение текста</text:span></text:p>
          </table:table-cell>
          <table:table-cell table:style-name="Таблица2.A2" office:value-type="string">
            <text:p text:style-name="P2"><text:span text:style-name="T49">Ячейка</text:span> 2 </text:p>
            <text:p text:style-name="P2"><text:span text:style-name="T52">Текст</text:span><text:span text:style-name="T40"> </text:span><text:span text:style-name="T74">cursive</text:span>,<text:span text:style-name="T33"> </text:span><text:span text:style-name="T49">текст</text:span><text:span text:style-name="T33"> </text:span><text:span text:style-name="T42">подчеркнутый</text:span><text:span text:style-name="T49">, текст </text:span><text:span text:style-name="T66">зачеркнутый</text:span></text:p>
          </table:table-cell>
          <table:table-cell table:style-name="Таблица2.C2" office:value-type="string">
            <text:p text:style-name="P2"><text:span text:style-name="T49">Ячейка</text:span> <text:span text:style-name="T30">3 </text:span></text:p>
            <text:p text:style-name="P2"><text:span text:style-name="T49">Ссылка</text:span><text:span text:style-name="T50"> </text:span><text:a xlink:type="simple" xlink:href="https://habr.ru/" text:style-name="Internet_20_link" text:visited-style-name="Visited_20_Internet_20_Link"><text:span text:style-name="T32">habr_ru</text:span></text:a><text:span text:style-name="T75"> </text:span><text:span text:style-name="T51">(гиперссылка https://habr.ru/)</text:span></text:p>
          </table:table-cell>
        </table:table-row>
      </table:table>
      <text:p text:style-name="P48"/>
      <text:h text:style-name="Heading_20_1" text:outline-level="1"><text:bookmark-start text:name="__RefHeading___Toc655_1771585153"/><text:soft-page-break/>4. Картинки<text:bookmark-end text:name="__RefHeading___Toc655_1771585153"/></text:h>
      <text:p text:style-name="P54"/>
      <text:p text:style-name="P54">Для вставки изображения, необходимо выбрать в главном меню — Вставка — Изображение, затем выбрать файл картинки. <text:span text:style-name="T90">Изображение будет добавлено в редактируемый файл </text:span><text:span text:style-name="T15">ODT.</text:span></text:p>
      <text:p text:style-name="P29">Чтобы <text:span text:style-name="T24">экспортировать документ</text:span> в формат <text:span text:style-name="T1">(HFM </text:span>или <text:span text:style-name="T1">HTML)</text:span>, пригодный <text:span text:style-name="T24">для размещения в интернете</text:span>, можно:</text:p>
      <text:p text:style-name="P29"><text:span text:style-name="T103">1. </text:span><text:span text:style-name="T28">Предварительно разместить картинки в интернете</text:span>, например, на <text:span text:style-name="T1">Githab.com.</text:span></text:p>
      <text:p text:style-name="P70">Для этого регистрируемся <text:span text:style-name="T94">на </text:span><text:span text:style-name="T1">Githab.com</text:span>, создаем репозиторий. <text:span text:style-name="T118">Чтобы файлы были доступны <text:s/></text:span><text:span text:style-name="T119">всем пользователям </text:span><text:span text:style-name="T118">необходимо </text:span><text:span text:style-name="T119">выбрать созданный репозиторий, </text:span><text:span text:style-name="T120">нажать кнопку с шестеренкой «</text:span><text:span text:style-name="T20">Settings</text:span><text:span text:style-name="T120">», </text:span><text:span text:style-name="T121">на вкладке «</text:span><text:span text:style-name="T21">General</text:span><text:span text:style-name="T121">» внизу в разделе «Danger Zone» </text:span><text:span text:style-name="T122">в первом пункте <text:s/>«Change repository visibility» справа нажать кнопку «</text:span><text:span text:style-name="T22">Change </text:span><text:span text:style-name="T122">visibility» </text:span><text:span text:style-name="T123">и выбрать </text:span><text:span text:style-name="T122">«</text:span><text:span text:style-name="T22">Change </text:span><text:span text:style-name="T23">to public</text:span><text:span text:style-name="T122">».</text:span></text:p>
      <text:p text:style-name="P69"><text:span text:style-name="T118">В</text:span>нутри репозитория нажимаем кнопку «<text:span text:style-name="T1">Add file</text:span>», выбираем «<text:span text:style-name="T1">Create new file</text:span>». Вместо имени файла вводим «имя_папки/» <text:span text:style-name="T92">(после имени папки обязательно ввести </text:span><text:span text:style-name="T27">слеш</text:span><text:span text:style-name="T92">)</text:span> затем «имя_файла». Это <text:span text:style-name="T24">позволит создать каталог</text:span> «имя_папки» <text:span text:style-name="T95">и пустой файл </text:span>«имя_файла». Входим в каталог вызываем диалог «<text:span text:style-name="T1">Add file</text:span>», выбираем «<text:span text:style-name="T1">Upload files</text:span>», <text:span text:style-name="T91">загружаем картинки</text:span>. <text:span text:style-name="T93">Войдя в каталог и нажав на ссылку загруженной картинки, </text:span><text:span text:style-name="T94">наводим курсор на картинку, в контекстном меню выбираем «Открыть изображение в новой вкладке», в строке адреса будет </text:span><text:span text:style-name="T97">постоянная </text:span><text:span text:style-name="T94">ссылка на картинку в формате </text:span><text:span text:style-name="T16">URL.</text:span></text:p>
      <text:p text:style-name="P55"><text:span text:style-name="T96">2. </text:span>После вставки изображения <text:span text:style-name="T97">в файл</text:span><text:span text:style-name="T90"> </text:span><text:span text:style-name="T15">ODT</text:span><text:span text:style-name="T97"> </text:span>можно вызвать диалог «Свойства» картинки: клавиша «<text:span text:style-name="T1">F4</text:span>» или Контекстное меню — Свойства. На вкладке «Изображение» раздел «Связь» поле «<text:span text:style-name="T89">Имя файла</text:span>» <text:span text:style-name="T89">можно</text:span><text:span text:style-name="T19"> </text:span><text:span text:style-name="T11">указать ссылку на источник картинки в интернете в формате URL</text:span><text:span text:style-name="T14"> (</text:span><text:span text:style-name="T59">например, https://raw.githubusercontent.com/bda-user/libre_office_macro/main/img/01.jpg</text:span><text:span text:style-name="T14">).</text:span></text:p>
      <text:p text:style-name="P28"><text:span text:style-name="T98">3. </text:span>На вкладке «Параметры» в разделе «Имена» можно заполнить поля «Альтерн<text:span text:style-name="T99">а</text:span>тива» и «Описание», <text:span text:style-name="T100">которые используются </text:span><text:span text:style-name="T90">в формат</text:span><text:span text:style-name="T117">ах</text:span><text:span text:style-name="T90"> </text:span><text:span text:style-name="T15">HFM </text:span><text:span text:style-name="T90">или </text:span><text:span text:style-name="T15">HTML.</text:span></text:p>
      <text:p text:style-name="P54"/>
      <text:h text:style-name="P65" text:outline-level="2"><text:bookmark-start text:name="__RefHeading___Toc4390_2248946202"/>4.1. Картинка вне текста<text:bookmark-end text:name="__RefHeading___Toc4390_2248946202"/></text:h>
      <text:p text:style-name="P31"/>
      <text:p text:style-name="P46"><text:span text:style-name="T48">Контекстное меню - </text:span><text:span text:style-name="T39">Обтекание</text:span> - <text:span text:style-name="T10">None</text:span></text:p>
      <text:p xml:id="id2307315826" text:style-name="P46"><text:span text:style-name="T48">Контекстное меню - </text:span><text:span text:style-name="T84">Привязка</text:span> - <text:span text:style-name="T26">К</text:span><text:span text:style-name="T24"> абзацу</text:span></text:p>
      <text:p xml:id="id742506383" text:style-name="P4"><draw:frame draw:style-name="fr3" draw:name="Изображение1" text:anchor-type="paragraph" svg:x="0cm" svg:y="0cm" svg:width="16.26cm" svg:height="9.14cm" draw:z-index="0"><draw:image xlink:href="https://raw.githubusercontent.com/bda-user/libre_office_macro/main/img/01.jpg" xlink:type="simple" xlink:show="embed" xlink:actuate="onLoad" draw:mime-type="image/jpeg"/><svg:title>Alt_Zastavka</svg:title><svg:desc>Desc_Zastavka</svg:desc></draw:frame><text:soft-page-break/>Рис. 1.</text:p>
      <text:p text:style-name="P44"/>
      <text:h text:style-name="P66" text:outline-level="2"><text:bookmark-start text:name="__RefHeading___Toc4388_2248946202"/><text:span text:style-name="T47">4.2. Картинка внутри текста (Inline Image)</text:span><text:bookmark-end text:name="__RefHeading___Toc4388_2248946202"/></text:h>
      <text:p text:style-name="P30"/>
      <text:p text:style-name="P3"><text:span text:style-name="T48">Контекстное меню - </text:span><text:span text:style-name="T46">Привязка - </text:span><text:span text:style-name="T35">Как символ</text:span>.</text:p>
      <text:p text:style-name="P47"><text:span text:style-name="T55">Пример</text:span><text:span text:style-name="T63"> </text:span><text:span text:style-name="T37">картинки</text:span><text:span text:style-name="T48"> </text:span><text:span text:style-name="T48"><draw:frame draw:style-name="fr2" draw:name="Изображение5" text:anchor-type="as-char" svg:y="-0.448cm" svg:width="1.011cm" svg:height="0.681cm" draw:z-index="3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48"><text:s/></text:span><text:span text:style-name="T54">внутри</text:span><text:span text:style-name="T48"> </text:span><text:span text:style-name="T64">текста</text:span><text:span text:style-name="T48"> (</text:span><text:span text:style-name="T41">Inline Image</text:span><text:span text:style-name="T48">)</text:span></text:p>
      <text:p xml:id="id2350575823" text:style-name="P44"/>
      <text:h text:style-name="P61" text:outline-level="1"><text:bookmark-start text:name="__RefHeading___Toc4392_2248946202"/>5. Вставка раздела<text:bookmark-end text:name="__RefHeading___Toc4392_2248946202"/></text:h>
      <text:p text:style-name="P53">Текст документа</text:p>
      <text:p xml:id="id294038283" text:style-name="Standard"/>
      <text:section text:style-name="Sect1" xml:id="id3034329870" text:name="Spoiler_1">
        <text:p xml:id="id26479588" text:style-name="P10">Вставка № 1</text:p>
        <text:p text:style-name="P10"/>
        <text:p text:style-name="P51">Текст вставки № 1</text:p>
        <text:p text:style-name="P51">Включает цитату</text:p>
        <text:p text:style-name="P51"/>
        <text:p xml:id="id639232229" text:style-name="Quotations"><text:span text:style-name="T34">Цитата </text:span><text:span text:style-name="T24">Текст</text:span> вставки <text:span text:style-name="T3">1</text:span></text:p>
        <text:p text:style-name="Quotations">продолжение цитаты</text:p>
        <text:p text:style-name="P51"/>
        <text:p text:style-name="P51">прочий текст</text:p>
        <text:p text:style-name="P51"/>
        <text:section text:style-name="Sect1" xml:id="id414104050" text:name="Spoiler_2">
          <text:p xml:id="id280053364" text:style-name="P11">Вставка № 1.<text:span text:style-name="T3">1</text:span></text:p>
          <text:p text:style-name="P6"/>
          <text:p text:style-name="P8"><text:span text:style-name="T33">Вставка № 1.</text:span><text:span text:style-name="T87">1 </text:span><text:span text:style-name="T56">находится внутри </text:span><text:span text:style-name="T33">Вставк</text:span><text:span text:style-name="T56">и</text:span><text:span text:style-name="T33"> № 1</text:span></text:p>
          <text:p xml:id="id2998246075" text:style-name="P6"><text:span text:style-name="T33">Текст вставки</text:span> 1.1 <text:span text:style-name="T56">включает:</text:span></text:p>
          <text:p xml:id="id180365251" text:style-name="P5"><text:span text:style-name="T57">1. </text:span><text:span text:style-name="T70">Inline </text:span><text:span text:style-name="T70"><draw:frame draw:style-name="fr2" draw:name="Изображение2" text:anchor-type="as-char" svg:y="-0.448cm" svg:width="1.011cm" svg:height="0.681cm" draw:z-index="5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/><text:span text:style-name="T70">img</text:span></text:p>
          <text:p text:style-name="P27"><text:span text:style-name="T88">2. </text:span>Исходный код</text:p>
          <text:p text:style-name="P27"/>
          <text:p xml:id="id3353453862" text:style-name="code_5f_vbscript">Sub Example</text:p>
          <text:p xml:id="id1387997018" text:style-name="P13"><text:s text:c="4"/>Dim FileNo As Integer</text:p>
          <text:p text:style-name="Standard"><text:soft-page-break/></text:p>
          <text:p text:style-name="P51"><text:span text:style-name="T88">3. </text:span>Таблицу</text:p>
          <text:p text:style-name="Standard"/>
          <table:table table:name="Таблица1" table:style-name="Таблица1">
            <table:table-column table:style-name="Таблица1.A" table:number-columns-repeated="3"/>
            <table:table-row table:style-name="TableLine2143421775696">
              <table:table-cell table:style-name="Таблица1.A1" office:value-type="string">
                <text:p text:style-name="P1">Header 1</text:p>
              </table:table-cell>
              <table:table-cell table:style-name="Таблица1.B1" office:value-type="string">
                <text:p text:style-name="P1">Header 2</text:p>
              </table:table-cell>
              <table:table-cell table:style-name="Таблица1.A1" office:value-type="string">
                <text:p text:style-name="P1">Header <text:span text:style-name="T30">3</text:span></text:p>
              </table:table-cell>
            </table:table-row>
            <table:table-row table:style-name="TableLine2143421789296">
              <table:table-cell table:style-name="Таблица1.A1" office:value-type="string">
                <text:p text:style-name="P1">Value 1 </text:p>
                <text:p text:style-name="P1">Value <text:span text:style-name="T25">bold</text:span><text:span text:style-name="T72"> </text:span>1<text:span text:style-name="T71">0</text:span></text:p>
              </table:table-cell>
              <table:table-cell table:style-name="Таблица1.B1" office:value-type="string">
                <text:p text:style-name="P1">Value 2 </text:p>
                <text:p text:style-name="P1">Value <text:span text:style-name="T74">cursive</text:span> <text:span text:style-name="T71">20</text:span></text:p>
              </table:table-cell>
              <table:table-cell table:style-name="Таблица1.A1" office:value-type="string">
                <text:p text:style-name="P1">Value <text:span text:style-name="T30">3 </text:span></text:p>
                <text:p text:style-name="P1">Value<text:span text:style-name="T33"> </text:span><text:span text:style-name="T58">ссылка</text:span><text:span text:style-name="T50"> </text:span><text:a xlink:type="simple" xlink:href="https://habr.ru/" text:style-name="Internet_20_link" text:visited-style-name="Visited_20_Internet_20_Link"><text:span text:style-name="T32">habr_ru</text:span></text:a><text:span text:style-name="T75"> </text:span><text:span text:style-name="T58">текст</text:span></text:p>
              </table:table-cell>
            </table:table-row>
          </table:table>
          <text:p text:style-name="P52"/>
          <text:p text:style-name="P51">Конец Вставки № 1.1.</text:p>
          <text:p text:style-name="P51"/>
        </text:section>
        <text:p text:style-name="P10"/>
        <text:p xml:id="id1305162251" text:style-name="P51">Продолжение Вставки <text:span text:style-name="T33">№ 1</text:span></text:p>
        <text:p text:style-name="P27">Исходный код</text:p>
        <text:p text:style-name="P27"/>
        <text:p xml:id="id1257237695" text:style-name="code_5f_vbscript">Sub Example</text:p>
        <text:p xml:id="id1817319590" text:style-name="P13"><text:s text:c="4"/>Dim FileNo As Integer</text:p>
        <text:p text:style-name="Standard"/>
        <text:p text:style-name="P51">Конец Вставки № 1.</text:p>
      </text:section>
      <text:p xml:id="id3787292847" text:style-name="P10"/>
      <text:h text:style-name="P62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7"/>
      <text:p text:style-name="P25"><text:span text:style-name="T5">Formula</text:span><text:span text:style-name="T1"> </text:span><text:span text:style-name="T1"><draw:frame draw:style-name="fr1" draw:name="Изображение4" text:anchor-type="as-char" svg:y="-0.711cm" svg:width="4.692cm" svg:height="1.094cm" draw:z-index="4"><draw:image xlink:href="https://raw.githubusercontent.com/bda-user/libre_office_macro/main/img/04.png" xlink:type="simple" xlink:show="embed" xlink:actuate="onLoad" draw:mime-type="image/png"/></draw:frame></text:span><text:span text:style-name="T1"><text:s/></text:span><text:span text:style-name="T8">inline </text:span><text:span text:style-name="T6">image.</text:span></text:p>
      <text:p text:style-name="P25"><text:span text:style-name="T82">Чтобы получить картинку формулы, например, в формате</text:span><text:span text:style-name="T7"> PNG </text:span><text:span text:style-name="T82">необходимо </text:span><text:span text:style-name="T76">Объект </text:span><text:span text:style-name="T4">LibreOffice.Math </text:span><text:span text:style-name="T82">(см. ниже) скопировать и вставить в </text:span><text:span text:style-name="T4">LibreOffice.</text:span><text:span text:style-name="T7">Draw. </text:span><text:span text:style-name="T82">Затем выделить вставленный объект, правой кнопкой мыши вызвать контекстное меню, выбрать пункт «Преобразовать — В растровое изображение».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15"/>
      <text:h text:style-name="Heading_20_2" text:outline-level="2"><text:bookmark-start text:name="__RefHeading___Toc4396_2248946202"/>6.2. Вставка формулы в виде объекта LibreOffice.Math<text:bookmark-end text:name="__RefHeading___Toc4396_2248946202"/></text:h>
      <text:p text:style-name="P9"/>
      <text:p xml:id="id3805597870" text:style-name="P15"><text:span text:style-name="T5">Formula</text:span><draw:frame draw:style-name="fr4" draw:name="Объект1" text:anchor-type="as-char" svg:y="-1.859cm" svg:width="2.284cm" svg:height="3.56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76">Объект </text:span><text:span text:style-name="T4">LibreOffice.Math</text:span></text:p>
      <text:p text:style-name="P12"/>
      <text:h text:style-name="P63" text:outline-level="1"><text:bookmark-start text:name="__RefHeading___Toc7340_2248946202"/>7. Оглавление<text:bookmark-end text:name="__RefHeading___Toc7340_2248946202"/></text:h>
      <text:p text:style-name="P12"/>
      <text:p text:style-name="P59">Чтобы добавить оглавление необходимо предварительно <text:span text:style-name="T38">выделить в структуре документа ODT разделы (1)</text:span><text:span text:style-name="T60">. Можно </text:span><text:span text:style-name="T38">использовать для заголовков разделов стили абзаца (2)</text:span>: Заголовок 1, Заголовок 2 или Заголовок 3.</text:p>
      <text:p text:style-name="P60"><text:soft-page-break/>Затем установив курсор в начале документа<text:span text:style-name="T1"> ODT, </text:span><text:span text:style-name="T33">выбираем </text:span><text:span text:style-name="T62">в </text:span><text:span text:style-name="T61">главном меню — Вставка — </text:span><text:span text:style-name="T62">Оглавление и указатели — Оглавление, указатель или библиография, — нажимаем кнопку «ОК».</text:span></text:p>
      <text:p xml:id="id1434473716"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cm" fo:margin-right="1cm" fo:margin-top="0cm" fo:margin-bottom="0cm" style:contextual-spacing="false" fo:text-indent="0cm" style:auto-text-indent="false" fo:padding-left="0.499cm" fo:padding-right="0.049cm" fo:padding-top="0.049cm" fo:padding-bottom="0.049cm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oiler" style:family="paragraph" style:parent-style-name="Standard">
      <style:paragraph-properties fo:text-align="start" style:justify-single-word="false" style:writing-mode="lr-tb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20:15:53.813000000</meta:creation-date>
    <meta:generator>LibreOffice/7.2.4.1$Windows_X86_64 LibreOffice_project/27d75539669ac387bb498e35313b970b7fe9c4f9</meta:generator>
    <dc:date>2023-10-15T13:38:48.091000000</dc:date>
    <meta:editing-duration>P2DT10M47S</meta:editing-duration>
    <meta:editing-cycles>760</meta:editing-cycles>
    <meta:document-statistic meta:table-count="2" meta:image-count="5" meta:object-count="1" meta:page-count="6" meta:paragraph-count="124" meta:word-count="853" meta:character-count="5952" meta:non-whitespace-character-count="5183"/>
  </office:meta>
</office:document-meta>
</file>

<file path=Basic/DocExport/DocModel.xml><?xml version="1.0" encoding="utf-8"?>
<!DOCTYPE module  PUBLIC '-//OpenOffice.org//DTD OfficeDocument 1.0//EN'  'module.dtd'>
<script:module xmlns:script="http://openoffice.org/2000/script" script:name="DocModel" script:language="StarBasic">REM Author: Dmitry A. Borisov, ddaabb@mail.ru (CC BY 4.0)
Option VBASupport 1

Const STYLE_HEAD = "Heading"

Enum NodeType
    Section = 1
    Style = 2
    List = 3
    Table = 4
    Paragraph = 5
End Enum

Type Node ' node tree
    type_ As NodeType
    value As Variant ' NodeType: Paragraph = 3, Table = 4, Image = 5. LibreOffice Object
    name_ As String ' NodeType: Section = 1,	Style = 2
    children As Variant ' NodeType: Section = 1, Style = 2
    level As Integer ' NodeType: All
End Type

Enum SectionState
    End_ = 1
    New_ = 2
    Continue = 3
End Enum

Function SectionTest(ByRef curNode, ByRef curPara, ByRef sectionNames) As SectionState
    If IsEmpty(curPara.TextSection) Then
        If curNode.level &gt; 0 Then
            SectionTest = SectionState.End_
            Exit Function
        EndIf
    ElseIf IsEmpty(curNode.name_) Or curPara.TextSection.Name &lt;&gt; curNode.name_ Then
        Dim sectionName : sectionName = Null
        If Not IsEmpty(curNode.name_) Then
            On Error Resume Next
            sectionName = sectionNames.Item(curPara.TextSection.Name)
            If Not IsNull(sectionName) Then
                SectionTest = SectionState.End_
                Exit Function
            End If
        End If
        SectionTest = SectionState.New_
        Exit Function
    End If
    SectionTest = SectionState.Continue
End Function

Function MakeNewSection(ByRef curNode, ByRef curPara, ByRef sectionNames) As Node
    sectionNames.Add(True, curPara.TextSection.Name)
    Dim newSec As Node
    With newSec
        .type_ = NodeType.Section
        .name_ = curPara.TextSection.Name
        .level = curNode.level + 1
        .children = New Collection
    End With
    curNode.children.Add(newSec)
    MakeNewSection = newSec
End Function

Function GetNodeStyle(ByRef curNode, ByRef curPara) As Node
    Dim i As Integer : i = curNode.children.Count
    If i &gt; 0 Then
        Dim lastItem : lastItem = curNode.children.Item(i)
        If lastItem.type_ = NodeType.Style And _
            lastItem.name_ = curPara.ParaStyleName Then
            GetNodeStyle = lastItem
            Exit Function
        End If
    End If
    Dim nodeStyle As Node
    With nodeStyle
        .type_ = NodeType.Style
        .name_ = curPara.ParaStyleName
        .level = curNode.level + 1
        .children = New Collection
    End With
    curNode.children.Add(nodeStyle)
    GetNodeStyle = nodeStyle
End Function

Function GetNodeList(ByRef curNode, ByRef curPara) As Node
    Dim i As Integer : i = curNode.children.Count
    If i &gt; 0 Then
        Dim lastItem : lastItem = curNode.children.Item(i)
        If lastItem.type_ = NodeType.List Then
            i = lastItem.children.Count
            If i &gt; 0 Then
                Dim listItem
                listItem = lastItem.children.Item(i)
                If listItem.type_  = NodeType.Paragraph Then
                    If listItem.value.NumberingLevel = curPara.NumberingLevel Then
                        GetNodeList = lastItem
                        Exit Function
                    End If
                Else
                    GetNodeList = GetNodeList(lastItem, curPara)
                    Exit Function
                End If
            End If
            GetNodeList = GetNodeList(lastItem, curPara)
            Exit Function
        End If
    End If
    Dim nodeList As Node
    With nodeList
        .type_ = NodeType.List
        .name_ = IIf(curPara.ListLabelString = "", "Marked", "Numbered")
        .level = curNode.level + 1
        .children = New Collection
    End With
    curNode.children.Add(nodeList)
    GetNodeList = nodeList
End Function

Sub SectionParse(ByRef paraEnum, ByRef curPara, ByRef curNode, ByRef sectionNames)
    ' Enumerate paragraphs, include tables
    Do
' emulate key word "continue" in C++
continue:
		    
        ' Process the tables
        If curPara.supportsService("com.sun.star.text.TextTable") Then
    	    Dim nodeTable As Node
            With nodeTable
                .type_ = NodeType.Table
                .level = curNode.level + 1
                .value = curPara
            End With
            curNode.children.Add(nodeTable)  
    	    
        ' Process the paragrath
        Elseif curPara.supportsService("com.sun.star.text.Paragraph") Then
            Dim secState As SectionState
            secState = SectionTest(curNode, curPara, sectionNames)            
            Select Case secState 
                Case SectionState.End_
                    Exit Sub
                Case SectionState.New_
                    Dim newSec As Node
                    newSec = MakeNewSection(curNode, curPara, sectionNames)
                    SectionParse paraEnum, curPara, newSec, sectionNames
                    GoTo continue
            End Select
            
            ' Process the Style
            Dim nodeStyle As Node
            nodeStyle = GetNodeStyle(curNode, curPara)           
            Dim nodePara As Node
            With nodePara
                .type_ = NodeType.Paragraph
                .level = nodeStyle.level + 1
                .value = curPara
            End With
            If curPara.NumberingIsNumber And _
                Left(curPara.ParaStyleName, 7) &lt;&gt; STYLE_HEAD Then
                Dim nodeList As Node
                nodeList = GetNodeList(nodeStyle, curPara)
                nodePara.level = nodeList.level + 1
                nodeList.children.Add(nodePara)
            Else
                nodeStyle.children.Add(nodePara)
            End If
      
        End If
        If Not paraEnum.hasMoreElements() Then Exit Do
        curPara = paraEnum.nextElement()
    Loop
End Sub

Sub ExportToFile (ByRef text_ As String, Optional suffix = "_export.txt")
    Dim FileNo As Integer, Filename As String
    Filename = convertToURL(replace(convertFromURL(ThisComponent.URL), ".odt", suffix))
	FileNo = Freefile
	Open Filename For Output As #FileNo
	Print #FileNo, text_
End Sub

Function MakeModel As Node
    Dim sectionNames As New Collection
    Dim docTree As Node
    With docTree
        .type_ = NodeType.Section
        .level = 0
        .children = New Collection
    End With
 
    ' Enumerate paragraphs, include tables
    Dim paraEnum : paraEnum = ThisComponent.getText().createEnumeration()
    Dim curPara
    If paraEnum.hasMoreElements() Then
        curPara = paraEnum.nextElement()
        SectionParse paraEnum, curPara, docTree, sectionNames
    End If
    MakeModel = docTree
End Function

Sub MakeDocHtmlView
    Dim dView As New DocView : dView = New DocView
    Dim vHtml As New ViewHtml : vHtml = New ViewHtml
    vHtml.docView = dView
    dView.docTree = MakeModel()
    dView.viewAdapter = vHtml
    dView.props = New Collection
    With dView.props
        .Add(True, "CodeLineNum") ' Enumerate code lines 1, 2, 3 ... n
    End With
    ExportToFile dView.MakeView(), "_export.html"
End Sub

Sub MakeDocHfmView
    Dim dView As New DocView : dView = New DocView
    Dim vHfm As New ViewHfm : vHfm = New ViewHfm
    vHfm.docView = dView
    dView.docTree = MakeModel()
    dView.viewAdapter = vHfm
    dView.props = New Collection
    With dView.props
        .Add(True, "CodeLineNum") ' Enumerate code lines 1, 2, 3 ... n
    End With
    ExportToFile dView.MakeView(), "_export_hfm.txt"
End Sub

</script:module>
</file>

<file path=Basic/DocExport/DocView.xml><?xml version="1.0" encoding="utf-8"?>
<!DOCTYPE module  PUBLIC '-//OpenOffice.org//DTD OfficeDocument 1.0//EN'  'module.dtd'>
<script:module xmlns:script="http://openoffice.org/2000/script" script:name="DocView" script:language="StarBasic">REM Author: Dmitry A. Borisov, ddaabb@mail.ru (CC BY 4.0)
Option Explicit
Option Compatible
Option ClassModule

Const STYLE_QUOT = "Quotations"
Const STYLE_CODE = "code_"
Const STYLE_HEAD = "Heading"

Public docTree
Public viewAdapter
Public props

Function PrintNodeStyle(ByRef node)
    Dim s As String : s = ""
    If node.name_ = STYLE_QUOT Then
        s = viewAdapter.Quote(node)
    ElseIf Left(node.name_, 5) = STYLE_CODE Then
        s = viewAdapter.Code(node)
    ElseIf Left(node.name_, 7) = STYLE_HEAD Then
        Dim textPortion, enumPortion
        enumPortion = node.children(1).value.createEnumeration()
        Do While enumPortion.hasMoreElements()
            textPortion = enumPortion.nextElement()
            If textPortion.TextPortionType = "Text" Then
                s = s &amp; viewAdapter.Head(node)
            ElseIf textPortion.TextPortionType = "Bookmark" Then
                s = s &amp; viewAdapter.Anchor(textPortion)
            End If
        Loop
    Else
        s = viewAdapter.ParaStyle(node)
    End If
    PrintNodeStyle = s
End Function

Function PrintNodeParaLO(ByRef oPara, level As Long, Optional lineNum As Integer)
    Dim textGraphObj$ : textGraphObj$ = "com.sun.star.text.TextGraphicObject"
    Dim drawShape$ : drawShape$ = "com.sun.star.drawing.Shape"
    Dim textEmbObj$ : textEmbObj$ = "com.sun.star.text.TextEmbeddedObject"
    ' Graphics are anchored to a paragraph are enumerate as TextContent
    Dim contEnum : contEnum = _
        oPara.createContentEnumeration("com.sun.star.text.TextContent")
    Dim curContent, s As String : s = ""
    
    If Not IsMissing (lineNum) AND lineNum &gt; 0 Then s = s &amp; lineNum &amp; " "
    
    Do While contEnum.hasMoreElements()
        curContent = contEnum.nextElement()           
        If curContent.supportsService(textGraphObj$) Then
            ' Image anchored to a paragraph
            s = s &amp; viewAdapter.Image(curContent)
        ElseIf curContent.supportsService(drawShape$) Then
            ' Drawing shape anchored to a paragraph
        End If
    Loop
    
    ' Graphics are anchored a character, or as a character into paragraph
    ' are enumerate as TextPortionType will process when parse paragraph
    Dim textPortion, enumPortion : enumPortion = oPara.createEnumeration()
    Do While enumPortion.hasMoreElements()
        textPortion = enumPortion.nextElement()
        If textPortion.TextPortionType = "Text" Then
            ' Simply text object is here
            If Not IsEmpty(textPortion.HyperLinkURL) And _
                textPortion.HyperLinkURL &lt;&gt; "" Then
			    s = s &amp; viewAdapter.Link(textPortion)
      	    ElseIf textPortion.CharWeight = com.sun.star.awt.FontWeight.BOLD Then
			    s = s &amp; viewAdapter.FontDecorate(textPortion, "Bold")
      	    ElseIf textPortion.CharPosture = com.sun.star.awt.FontSlant.ITALIC Then
			    s = s &amp; viewAdapter.FontDecorate(textPortion, "Italic")
      	    ElseIf textPortion.CharUnderline = com.sun.star.awt.FontUnderline.SINGLE Then
			    s = s &amp; viewAdapter.FontDecorate(textPortion, "Underline")
      	    ElseIf textPortion.CharStrikeout = com.sun.star.awt.FontStrikeout.SINGLE Then
			    s = s &amp; viewAdapter.FontDecorate(textPortion, "Strikeout")
            Else
			    s = s &amp; textPortion.String
			End If
        ElseIf textPortion.TextPortionType = "Frame" Then
            ' Check inline textGraphic &amp; drawing.Shape
            Dim framePortion, enumFrame
            enumFrame = textPortion.createContentEnumeration(textGraphObj$)
            Do While enumFrame.hasMoreElements()
                framePortion = enumFrame.nextElement()
                If framePortion.supportsService(textGraphObj$) Then
                    ' inline IMG is here
                    s = s &amp; viewAdapter.InlineImage(framePortion)
                ElseIf framePortion.supportsService(drawShape$) Then
                    ' inline Shape here
                ElseIf framePortion.supportsService(textEmbObj$) And _
                    framePortion.FrameStyleName = "Formula" Then
                    ' inline Formula here
                    s = s &amp; viewAdapter.Formula(framePortion.Component.Formula)
                End If
            Loop
        ElseIf textPortion.TextPortionType = "Bookmark" Then
            s = s &amp; viewAdapter.Anchor(textPortion)
        End If
    Loop
    If oPara.NumberingIsNumber Then
        PrintNodeParaLO = viewAdapter.FormatList(oPara, s, level)
    ElseIf Not IsMissing (lineNum) AND lineNum = 0 Then
        PrintNodeParaLO = viewAdapter.FormatPara(s, level, 0)       
    ElseIf Not IsMissing (lineNum) AND lineNum &gt; 0 Then
        PrintNodeParaLO = s &amp; CHR$(10)
    Else
        PrintNodeParaLO = viewAdapter.FormatPara(s, level, 1)
    End If
End Function

Function PrintNodePara(ByRef nodePara, Optional lineNum As Integer)
    If IsMissing (lineNum) Then
        PrintNodePara = PrintNodeParaLO(nodePara.value, nodePara.level)
        Exit Function
    End If
    PrintNodePara = PrintNodeParaLO(nodePara.value, nodePara.level, lineNum)
End Function

Function PrintNodeTable(ByRef nodeTable)
    Dim oTable, oCell, oText, oEnum, oPar, t, r, c
    Dim nRow As Long, nCol As Long, Rows As Long, Colls As Long
    oTable = nodeTable.value : t = ""
    Rows = oTable.getRows().getCount() - 1
    Colls = oTable.getColumns().getCount() - 1
    For nRow = 0 To Rows
        r = ""
        For nCol = 0 To Colls
            oCell = oTable.getCellByPosition(nCol, nRow)
            oText = oCell.getText()
            c = ""
            oEnum = oText.createEnumeration()
            Do While oEnum.hasMoreElements()
                oPar = oEnum.nextElement()
                If oPar.supportsService("com.sun.star.text.Paragraph") Then
                    c = c &amp; PrintNodeParaLO(oPar, nodeTable.level + 3, 0)
                End If
            Loop
            r = r &amp; viewAdapter.FormatCell(c, nodeTable.level + 2, nCol, nRow)
        Next
        t = t &amp; viewAdapter.FormatRow(r, nodeTable.level + 1, nRow, Colls)
    Next
    PrintNodeTable = viewAdapter.FormatTable(t, nodeTable.level)
End Function

Function PrintTree(ByRef node, Optional ByRef props As Collection)
    Dim child, lineNum : lineNum = 0
    Dim s : s = ""
    If Not IsMissing(props) And props("CodeLineNum") Then lineNum = 1
    For Each child In node.children
        If child.type_ = NodeType.Section Then
            s = s &amp; viewAdapter.Section(child)
        ElseIf child.type_ = NodeType.Style Then
            s = s &amp; PrintNodeStyle(child)
        ElseIf child.type_ = NodeType.List Then
            s = s &amp; viewAdapter.List(child)
        ElseIf child.type_ = NodeType.Paragraph Then
            If lineNum &gt; 0 Then
                s = s &amp; PrintNodePara(child, lineNum)
                lineNum = lineNum + 1
            Else
                s = s &amp; PrintNodePara(child)
            End If
        ElseIf child.type_ = NodeType.Table Then
            s = s &amp; PrintNodeTable(child)
        End If
    Next
    PrintTree = s
End Function

Public Function MakeView() As String
    MakeView = PrintTree(docTree)
End Function

</script:module>
</file>

<file path=Basic/DocExport/ViewHfm.xml><?xml version="1.0" encoding="utf-8"?>
<!DOCTYPE module  PUBLIC '-//OpenOffice.org//DTD OfficeDocument 1.0//EN'  'module.dtd'>
<script:module xmlns:script="http://openoffice.org/2000/script" script:name="ViewHfm" script:language="StarBasic">REM Author: Dmitry A. Borisov, ddaabb@mail.ru (CC BY 4.0)
Option Explicit
Option Compatible
Option ClassModule

Const SEC_HEADING = "Оглавление"
Const STYLE_HEADING = "Contents"
Const SHIFT_CNT = 4

Public docView
Public fontStyles As New Collection

Private Sub Class_Initialize()
    fontStyles.Add(Array("**", "**"), "Bold")
    fontStyles.Add(Array("*", "*"), "Italic")
    fontStyles.Add(Array("&lt;u&gt;", "&lt;/u&gt;"), "Underline")
    fontStyles.Add(Array("~~", "~~"), "Strikeout")
End Sub

Function Head(ByRef node)
    Dim i : i = Split(node.name_, " ")(1)
    Head = CHR$(10) &amp; String(i, "#") &amp; " " &amp; _
        node.children(1).value.String &amp; CHR$(10)
End Function

Function Quote(ByRef node)
    Quote = "&gt; " &amp; docView.PrintTree(node)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Code = "```" &amp; Split(node.name_, "_")(1) &amp; CHR$(10) &amp; _
        Code &amp; "```" &amp; CHR$(10)
End Function

Function ParaStyle(ByRef node)
    ParaStyle = docView.PrintTree(node)
End Function

Function List(ByRef node)
    List = docView.PrintTree(node)
End Function

Function Image(ByRef lo)
    Image = "![" &amp; lo.Title &amp; "](" &amp; lo.Graphic.OriginURL &amp; _
        " """ &amp; lo.Description &amp; """)" &amp; CHR$(10)
End Function

Function InlineImage(ByRef lo)
    InlineImage = "&lt;img inline=""true"" src=""" &amp; _
        lo.Graphic.OriginURL &amp; """ /&gt;"
End Function

Function Link(ByRef node)
    Dim t As String : t = node.String
    If Left(node.ParaStyleName, 8) = STYLE_HEADING Then
        t = Left(t, Len(t) - 2)
    End If
    Link = "[" &amp; t &amp; "](" &amp; node.HyperLinkURL &amp; ")"
End Function

Function Anchor(ByRef lo)
    Anchor = IIf(lo.IsStart, "&lt;anchor&gt;" &amp; lo.Bookmark.Name &amp; "&lt;/anchor&gt;", "")
End Function

Function FontDecorate(ByRef node, style As String)
    Dim s : s = fontStyles(style)
    FontDecorate = s(0) &amp; node.String &amp; s(1)
End Function

Function FormatCell(ByRef txt, level As Long, index As Long, idxRow As Long)
    FormatCell = IIf(index = 0, txt, "|" &amp; txt)
End Function

Function FormatRow(ByRef txt, level As Long, index As Long, Colls As Long)
    Dim i AS Long, r As String : r = ""
    r = "|" &amp; txt &amp; "|" &amp; CHR$(10)
    If index = 0 Then
        r = r &amp; "|"
        For i = 0 To Colls
            r = r &amp; " --- |"
        Next
        r = r &amp; CHR$(10)
    End If
    FormatRow = r
End Function

Function FormatTable(ByRef txt, level As Long)
    FormatTable = txt
End Function

Function FormatList(ByRef list, ByRef txt, level As Long)
    Dim shift As String : shift = String(list.NumberingLevel * SHIFT_CNT, " ")
    Dim lbl As String : lbl = list.ListLabelString
    FormatList = shift &amp; IIf(lbl = "", "-", lbl) &amp; " " &amp; txt &amp; CHR$(10)
End Function

Function FormatPara(ByRef txt, level As Long, extra As Long)
    FormatPara = txt &amp; IIf(extra = 0, "", CHR$(10))
End Function

Function Formula(ByRef txt As String)
    Formula = " " &amp; txt &amp; " "
End Function

Function GetSectionTitle(ByRef nodeSec)
    GetSectionTitle = ""
    If nodeSec.children.Count &gt; 0 And _
        nodeSec.children(1).type_ =  NodeType.Style Then
        Dim nodeStyle : nodeStyle = nodeSec.children(1)
        If nodeStyle.children.Count &gt; 0 And _
            nodeStyle.children(1).type_ =  NodeType.Paragraph Then
            GetSectionTitle = nodeStyle.children(1).value.getString()
            nodeStyle.children.Remove(1)
        End If
    End If
End Function

Function Section(ByRef nodeSec)
    If nodeSec.level &lt;&gt; 1 Then
        Section = docView.PrintTree(nodeSec)
        Exit Function
    End If
    
    Dim secTitle : secTitle = GetSectionTitle(nodeSec)
    If secTitle = SEC_HEADING Then
        Section = "# " &amp; secTitle &amp; CHR$(10) &amp; docView.PrintTree(nodeSec)
        Exit Function
    End If

    Section = "&lt;spoiler title=""" &amp; _
        secTitle &amp; """&gt;" &amp; CHR$(10) &amp; CHR$(10) &amp; _
        docView.PrintTree(nodeSec) &amp; "&lt;/spoiler&gt;" &amp; CHR$(10)
End Function

</script:module>
</file>

<file path=Basic/DocExport/ViewHtml.xml><?xml version="1.0" encoding="utf-8"?>
<!DOCTYPE module  PUBLIC '-//OpenOffice.org//DTD OfficeDocument 1.0//EN'  'module.dtd'>
<script:module xmlns:script="http://openoffice.org/2000/script" script:name="ViewHtml" script:language="StarBasic" script:moduleType="normal">REM Author: Dmitry A. Borisov, ddaabb@mail.ru (CC BY 4.0)
Option Explicit
Option Compatible
Option ClassModule

Const STYLE_HEADING = "Contents"
Const SEC_CLASS = "section"
Const SHIFT_CNT = 4

Public docView
Public fontStyles As New Collection
Public headHtml As New Collection

Private Sub Class_Initialize()
    fontStyles.Add(Array("&lt;b&gt;", "&lt;/b&gt;"), "Bold")
    fontStyles.Add(Array("&lt;i&gt;", "&lt;/i&gt;"), "Italic")
    fontStyles.Add(Array("&lt;u&gt;", "&lt;/u&gt;"), "Underline")
    fontStyles.Add(Array("&lt;del&gt;", "&lt;/del&gt;"), "Strikeout")
    
    headHtml.Add(Array("&lt;h1&gt;", "&lt;/h1&gt;"), "1")
    headHtml.Add(Array("&lt;h2&gt;", "&lt;/h2&gt;"), "2")
    headHtml.Add(Array("&lt;h3&gt;", "&lt;/h3&gt;"), "3")
End Sub

Function Head(ByRef node)
   Dim shift As String : shift = String(node.level * SHIFT_CNT, " ")
    Dim s : s = Split(node.name_, " ")(1)
    Dim tag : tag = headHtml(s)
    Head = CHR$(10) &amp; shift &amp; tag(0) &amp; node.children(1).value.String &amp; tag(1) &amp; CHR$(10)
End Function

Function Quote(ByRef node)
    Dim shift As String : shift = String(node.level * SHIFT_CNT, " ")
    Quote = shift &amp; "&lt;blockquote&gt;" &amp; CHR$(10) &amp; _
        docView.PrintTree(node) &amp; shift &amp; "&lt;/blockquote&gt;"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Dim shift As String : shift = String(node.level * SHIFT_CNT, " ")
    Code = shift &amp; "&lt;pre class=""code " &amp; Split(node.name_, "_")(1) &amp; """&gt;" &amp; _
        CHR$(10) &amp; Code &amp; shift &amp; "&lt;/pre&gt;" &amp; CHR$(10)
End Function

Function ParaStyle(ByRef node)
    Dim shift As String : shift = String(node.level * SHIFT_CNT, " ")
    ParaStyle = shift &amp; "&lt;div&gt;" &amp; CHR$(10) &amp; _
        docView.PrintTree(node) &amp; shift &amp; "&lt;/div&gt;" &amp; CHR$(10)
End Function

Function List(ByRef node)
    List = docView.PrintTree(node)
    Dim shift As String : shift = String(node.level * SHIFT_CNT, " ")
    If node.name_ = "Marked" Then
        List = shift &amp; "&lt;ul&gt;" &amp; CHR$(10) &amp; _
            List &amp; shift &amp; "&lt;/ul&gt;" &amp; CHR$(10)
    Else
        List = shift &amp; "&lt;ol&gt;" &amp; CHR$(10) &amp; _
            List &amp; shift &amp; "&lt;/ol&gt;" &amp; CHR$(10)    
    End If
End Function

Function InlineImage(ByRef node)
    InlineImage = "&lt;img alt=""" &amp; node.Title &amp; """ src=""" &amp; _
        node.Graphic.OriginURL &amp; """ /&gt;"
End Function

Function Image(ByRef node)
    Image =  InlineImage(node) &amp; "&lt;br /&gt;" &amp; CHR$(10)
End Function

Function Link(ByRef node)
    Dim t As String : t = node.String
    If Left(node.ParaStyleName, 8) = STYLE_HEADING Then
        t = Left(t, Len(t) - 2)
    End If
    Link = "&lt;a href=""" &amp; node.HyperLinkURL  &amp; """ &gt;" &amp; t &amp; "&lt;/a&gt;"
End Function

Function Anchor(ByRef lo)
    Anchor = IIf(lo.IsStart, _
        "&lt;a name =""" &amp; lo.Bookmark.Name &amp; """&gt;&lt;/a&gt;", "")
End Function

Function FontDecorate(ByRef node, style As String)
    Dim s : s = fontStyles(style)
    FontDecorate = s(0) &amp; node.String &amp; s(1)
End Function

Function FormatCell(ByRef txt, level As Long, index As Long, idxRow As Long)
    Dim shift As String : shift = String(level * SHIFT_CNT, " ")
    If idxRow = 0 Then
        FormatCell = shift &amp; "&lt;th&gt;" &amp; CHR$(10) &amp; txt &amp; shift &amp;"&lt;/th&gt;" &amp; CHR$(10)
    Else
        FormatCell = shift &amp; "&lt;td&gt;" &amp; CHR$(10) &amp; txt &amp; shift &amp; "&lt;/td&gt;" &amp; CHR$(10)
    End If
End Function

Function FormatRow(ByRef txt, level As Long, index As Long, Colls As Long)
    Dim shift As String : shift = String(level * SHIFT_CNT, " ")
    FormatRow = shift &amp; "&lt;tr&gt;" &amp; CHR$(10) &amp; txt &amp; shift &amp; "&lt;/tr&gt;" &amp; CHR$(10)
End Function

Function FormatTable(ByRef txt, level As Long)
    Dim shift As String : shift = String(level * SHIFT_CNT, " ")
    FormatTable = shift &amp; "&lt;table&gt;" &amp; CHR$(10) &amp; txt &amp; shift &amp; "&lt;/table&gt;" &amp; CHR$(10)
End Function

Function FormatList(ByRef list, ByRef txt, level As Long)
    Dim shift As String : shift = String(level * SHIFT_CNT, " ")
    FormatList = shift &amp; "&lt;li&gt;" &amp; txt &amp; "&lt;/li&gt;" &amp; CHR$(10)
End Function

Function FormatPara(ByRef txt, level As Long, extra As Long)
    Dim shift As String : shift = String(level * SHIFT_CNT, " ")
    FormatPara = shift &amp; "&lt;p&gt;" &amp; txt &amp; "&lt;/p&gt;" &amp; CHR$(10)
End Function

Function Formula(ByRef txt As String)
    Formula = " " &amp; txt &amp; " "
End Function

Function Section(ByRef nodeSec)
    Dim shift As String : shift = String(nodeSec.level * SHIFT_CNT, " ")
    Section = shift &amp; "&lt;div class=""" &amp; SEC_CLASS &amp; """&gt;" &amp; _
        "&lt;!-- section begin --&gt;" &amp; CHR$(10) &amp; _
        docView.PrintTree(nodeSec) &amp; _
        shift &amp; "&lt;/div&gt;&lt;!-- section end --&gt;" &amp; CHR$(10)
End Function

</script:module>
</file>

<file path=Basic/DocExport/script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>
  <library:element library:name="DocModel"/>
  <library:element library:name="DocView"/>
  <library:element library:name="ViewHfm"/>
  <library:element library:name="ViewHtml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Dialogs/DocExport/dialog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Object 1/content.xml><?xml version="1.0" encoding="utf-8"?>
<math xmlns="http://www.w3.org/1998/Math/MathML" display="block">
  <semantics>
    <mtable>
      <mtr>
        <mtd>
          <mrow>
            <mover accent="true">
              <mi>R</mi>
              <mo stretchy="false">⃗</mo>
            </mover>
            <mo stretchy="false">=</mo>
            <mrow>
              <mo fence="true" form="prefix" stretchy="true">(</mo>
              <mrow>
                <mtable>
                  <mtr>
                    <mtd>
                      <mi>x</mi>
                    </mtd>
                    <mtd>
                      <msub>
                        <mi>x</mi>
                        <mn>2</mn>
                      </msub>
                    </mtd>
                  </mtr>
                  <mtr>
                    <mtd>
                      <mi>y</mi>
                    </mtd>
                    <mtd>
                      <msub>
                        <mi>y</mi>
                        <mn>2</mn>
                      </msub>
                    </mtd>
                  </mtr>
                  <mtr>
                    <mtd>
                      <mi>z</mi>
                    </mtd>
                    <mtd>
                      <mi>π</mi>
                    </mtd>
                  </mtr>
                </mtable>
              </mrow>
              <mo fence="true" form="postfix" stretchy="true">)</mo>
            </mrow>
          </mrow>
        </mtd>
      </mtr>
      <mtr>
        <mtd>
          <mover>
            <mover>
              <mfrac>
                <mrow>
                  <mtext>%</mtext>
                  <mi>a</mi>
                </mrow>
                <mi>b</mi>
              </mfrac>
              <mo stretchy="true">⏞</mo>
            </mover>
            <mfrac>
              <mi>a</mi>
              <mi>b</mi>
            </mfrac>
          </mover>
        </mtd>
      </mtr>
    </mtable>
    <annotation encoding="StarMath 5.0">vec{R}=left(matrix{x#x_2##y#y_2##z#%pi}right)newline
{frac{"%"a}{b}}overbrace{frac{a}{b}}</annotation>
  </semantics>
</math>
</file>